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2pt solid #000000" fo:border-right="none" fo:background-color="#EDEDE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#EDEDE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none" fo:background-color="#EDEDED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none" fo:background-color="#EDEDED"/>
    </style:style>
    <style:style style:name="ce6" style:family="table-cell" style:parent-style-name="Default" style:data-style-name="N0">
      <style:table-cell-properties fo:background-color="#000000"/>
      <style:text-properties fo:color="#F2F2F2"/>
    </style:style>
    <style:style style:name="ce7" style:family="table-cell" style:parent-style-name="Default" style:data-style-name="N0">
      <style:table-cell-properties style:vertical-align="automatic" fo:background-color="#000000" style:rotation-angle="90"/>
      <style:text-properties fo:color="#F2F2F2"/>
    </style:style>
    <style:style style:name="ce8" style:family="table-cell" style:parent-style-name="Default" style:data-style-name="N0">
      <style:table-cell-properties style:vertical-align="automatic" style:rotation-angle="9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  <style:text-properties fo:color="#F2F2F2"/>
    </style:style>
    <style:style style:name="ce10" style:family="table-cell" style:parent-style-name="Default" style:data-style-name="N0">
      <style:table-cell-properties fo:border="thin solid #000000" style:vertical-align="automatic" style:rotation-angle="9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7E6E6"/>
    </style:style>
    <style:style style:name="ce1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EDEDED"/>
    </style:style>
    <style:style style:name="ce13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background-color="#EDEDED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/>
    </style:style>
    <style:style style:name="ce15" style:family="table-cell" style:parent-style-name="Default" style:data-style-name="N17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background-color="#E7E6E6" style:rotation-angle="90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automatic" style:rotation-angle="90"/>
    </style:style>
    <style:style style:name="ce19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17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middle" fo:background-color="#000000"/>
      <style:text-properties fo:color="#F2F2F2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otation-angle="9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7E6E6" style:rotation-angle="90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7E6E6" style:rotation-angle="9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7E6E6" style:rotation-angle="90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E7E6E6" style:rotation-angle="90"/>
    </style:style>
    <style:style style:name="ce28" style:family="table-cell" style:parent-style-name="Default" style:data-style-name="N0">
      <style:table-cell-properties style:vertical-align="automatic" fo:wrap-option="wrap"/>
    </style:style>
    <style:style style:name="ce29" style:family="table-cell" style:parent-style-name="Default" style:data-style-name="N0">
      <style:table-cell-properties fo:border="thin solid #000000" style:vertical-align="top" fo:background-color="#E7E6E6" style:rotation-angle="90"/>
    </style:style>
    <style:style style:name="ce30" style:family="table-cell" style:parent-style-name="Default" style:data-style-name="N0">
      <style:table-cell-properties style:vertical-align="top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fo:background-color="#000000"/>
      <style:text-properties fo:color="#F2F2F2"/>
    </style:style>
    <style:style style:name="ce37" style:family="table-cell" style:parent-style-name="Default" style:data-style-name="N0">
      <style:table-cell-properties fo:border="thin solid #000000" style:vertical-align="middle" fo:background-color="#000000"/>
      <style:text-properties fo:color="#F2F2F2"/>
    </style:style>
    <style:style style:name="ce38" style:family="table-cell" style:parent-style-name="Default" style:data-style-name="N0">
      <style:table-cell-properties fo:border="thin solid #000000" style:vertical-align="automatic" fo:background-color="#000000" style:rotation-angle="90"/>
      <style:text-properties fo:color="#F2F2F2"/>
    </style:style>
    <style:style style:name="ce39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2F2F2"/>
    </style:style>
    <style:style style:name="ce4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 style:data-style-name="N17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automatic" fo:background-color="#E7E6E6" style:rotation-angle="90"/>
    </style:style>
    <style:style style:name="ce47" style:family="table-cell" style:parent-style-name="Default" style:data-style-name="N0">
      <style:table-cell-properties style:vertical-align="automatic" fo:background-color="transparent" style:rotation-angle="90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17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90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top"/>
      <style:text-properties fo:font-size="10pt" style:font-size-asian="10pt" style:font-size-complex="10pt"/>
    </style:style>
    <style:style style:name="ce53" style:family="table-cell" style:parent-style-name="Default" style:data-style-name="N17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top"/>
      <style:text-properties fo:font-size="10pt" style:font-size-asian="10pt" style:font-size-complex="10pt" style:text-underline-style="solid" style:text-underline-type="single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otation-angle="90"/>
    </style:style>
    <style:style style:name="ce5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fo:color="#F2F2F2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fo:background-color="#000000"/>
      <style:text-properties fo:color="#F2F2F2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0000" style:repeat-content="false"/>
      <style:paragraph-properties fo:text-align="center"/>
      <style:text-properties fo:color="#F2F2F2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0000" style:rotation-angle="90"/>
      <style:text-properties fo:color="#F2F2F2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00" style:rotation-angle="90"/>
      <style:text-properties fo:color="#F2F2F2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 style:data-style-name="N17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000000"/>
      <style:text-properties fo:color="#F2F2F2"/>
    </style:style>
    <style:style style:name="ce6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 style:vertical-align="top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/>
    <style:style style:name="ce75" style:family="table-cell" style:parent-style-name="Default" style:data-style-name="N0">
      <style:table-cell-properties style:vertical-align="middle" fo:background-color="#000000"/>
      <style:text-properties fo:color="#F2F2F2"/>
    </style:style>
    <style:style style:name="ce76" style:family="table-cell" style:parent-style-name="Default" style:data-style-name="N0"/>
    <style:style style:name="ce77" style:family="table-cell" style:parent-style-name="Default" style:data-style-name="N0">
      <style:table-cell-properties fo:border="thin solid #000000" style:vertical-align="middle" fo:background-color="#E7E6E6" style:rotation-angle="90"/>
    </style:style>
    <style:style style:name="ce78" style:family="table-cell" style:parent-style-name="Default" style:data-style-name="N0">
      <style:table-cell-properties style:vertical-align="middle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0000"/>
      <style:text-properties fo:color="#F2F2F2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style:vertical-align="top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top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automatic" fo:wrap-option="wrap" fo:background-color="transparent" style:rotation-angle="90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0000"/>
      <style:text-properties fo:color="#F2F2F2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000000"/>
      <style:text-properties fo:color="#F2F2F2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0000" style:rotation-angle="90"/>
      <style:text-properties fo:color="#F2F2F2"/>
    </style:style>
    <style:style style:name="ce86" style:family="table-cell" style:parent-style-name="Default" style:data-style-name="N0">
      <style:table-cell-properties fo:border-top="none" fo:border-bottom="2pt solid #000000" fo:border-left="thin solid #000000" fo:border-right="none" style:vertical-align="middle" fo:background-color="#000000"/>
      <style:text-properties fo:color="#F2F2F2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0000"/>
      <style:text-properties fo:color="#F2F2F2"/>
    </style:style>
    <style:style style:name="ce88" style:family="table-cell" style:parent-style-name="Default" style:data-style-name="N0">
      <style:table-cell-properties style:vertical-align="middle" fo:background-color="#000000" style:rotation-angle="90"/>
      <style:text-properties fo:color="#F2F2F2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E7E6E6" style:rotation-angle="90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="thin solid #000000" style:vertical-align="middle" fo:background-color="#E7E6E6" style:rotation-angle="90" style:repeat-content="false"/>
      <style:paragraph-properties fo:text-align="start" fo:margin-left="0cm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thin solid #000000" fo:border-left="2pt solid #000000" fo:border-right="none" fo:background-color="#EDEDED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none" fo:background-color="#EDEDED"/>
    </style:style>
    <style:style style:name="ce97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-top="none" fo:border-bottom="none" fo:border-left="2pt solid #000000" fo:border-right="none" fo:background-color="#EDEDED"/>
    </style:style>
    <style:style style:name="ce99" style:family="table-cell" style:parent-style-name="Default" style:data-style-name="N0">
      <style:table-cell-properties fo:background-color="#EDEDED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fo:background-color="#000000"/>
      <style:text-properties fo:color="#F2F2F2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color="#F2F2F2"/>
    </style:style>
    <style:style style:name="ce102" style:family="table-cell" style:parent-style-name="Default" style:data-style-name="N0">
      <style:table-cell-properties fo:background-color="transparent"/>
      <style:text-properties fo:color="#F2F2F2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0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#EDEDED" style:repeat-content="false"/>
      <style:paragraph-properties fo:text-align="start" fo:margin-left="0cm"/>
    </style:style>
    <style:style style:name="ce10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DEDED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2pt solid #000000" style:vertical-align="automatic" fo:background-color="#EDEDED" style:repeat-content="false"/>
      <style:paragraph-properties fo:text-align="start" fo:margin-left="0cm"/>
    </style:style>
    <style:style style:name="ce110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000000" style:repeat-content="false"/>
      <style:paragraph-properties fo:text-align="start" fo:margin-left="0cm"/>
      <style:text-properties fo:color="#F2F2F2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0000" style:repeat-content="false"/>
      <style:paragraph-properties fo:text-align="start" fo:margin-left="0cm"/>
      <style:text-properties fo:color="#F2F2F2"/>
    </style:style>
    <style:style style:name="ce1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135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background-color="transparent" style:repeat-content="false"/>
      <style:paragraph-properties fo:text-align="start" fo:margin-left="0cm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138" style:family="table-cell" style:parent-style-name="Default" style:data-style-name="N17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39" style:family="table-cell" style:parent-style-name="Default" style:data-style-name="N17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0" style:family="table-cell" style:parent-style-name="Default" style:data-style-name="N17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0pt" style:font-size-asian="10pt" style:font-size-complex="10pt"/>
    </style:style>
    <style:style style:name="ce150" style:family="table-cell" style:parent-style-name="Default" style:data-style-name="N0">
      <style:table-cell-properties fo:border="thin solid #000000" style:vertical-align="top" fo:background-color="transparent"/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53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1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1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1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5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E7E6E6" style:repeat-content="false"/>
      <style:paragraph-properties fo:text-align="start" fo:margin-left="0cm"/>
    </style:style>
    <style:style style:name="ce159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background-color="#E7E6E6" style:repeat-content="false"/>
      <style:paragraph-properties fo:text-align="start" fo:margin-left="0cm"/>
    </style:style>
    <style:style style:name="ce160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background-color="#EDEDED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otation-angle="90" style:repeat-content="false"/>
      <style:paragraph-properties fo:text-align="start" fo:margin-left="0cm"/>
    </style:style>
    <style:style style:name="ce168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start" fo:margin-left="0cm"/>
    </style:style>
    <style:style style:name="ce1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otation-angle="90" style:repeat-content="false"/>
      <style:paragraph-properties fo:text-align="start" fo:margin-left="0cm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otation-angle="90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7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000000" style:repeat-content="false"/>
      <style:paragraph-properties fo:text-align="start" fo:margin-left="0cm"/>
      <style:text-properties fo:color="#F2F2F2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0000" style:repeat-content="false"/>
      <style:paragraph-properties fo:text-align="start" fo:margin-left="0cm"/>
      <style:text-properties fo:color="#F2F2F2"/>
    </style:style>
    <style:style style:name="ce17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0000" style:repeat-content="false"/>
      <style:paragraph-properties fo:text-align="start" fo:margin-left="0cm"/>
      <style:text-properties fo:color="#F2F2F2"/>
    </style:style>
    <style:style style:name="ce17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8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186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8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9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otation-angle="90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otation-angle="90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otation-angle="90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otation-angle="90" style:repeat-content="false"/>
      <style:paragraph-properties fo:text-align="center"/>
    </style:style>
    <style:style style:name="ce19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otation-angle="90" style:repeat-content="false"/>
      <style:paragraph-properties fo:text-align="center"/>
    </style:style>
    <style:style style:name="ce19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otation-angle="90" style:repeat-content="false"/>
      <style:paragraph-properties fo:text-align="center"/>
    </style:style>
    <style:style style:name="ce19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otation-angle="90" style:repeat-content="false"/>
      <style:paragraph-properties fo:text-align="center"/>
    </style:style>
    <style:style style:name="ce19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otation-angle="90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0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EDEDED" style:repeat-content="false"/>
      <style:paragraph-properties fo:text-align="start" fo:margin-left="0cm"/>
    </style:style>
    <style:style style:name="ce206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EDEDED" style:repeat-content="false"/>
      <style:paragraph-properties fo:text-align="start" fo:margin-left="0cm"/>
    </style:style>
    <style:style style:name="ce20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DEDED" style:repeat-content="false"/>
      <style:paragraph-properties fo:text-align="start" fo:margin-left="0cm"/>
    </style:style>
    <style:style style:name="ce20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EDEDED" style:repeat-content="false"/>
      <style:paragraph-properties fo:text-align="start" fo:margin-left="0cm"/>
    </style:style>
    <style:style style:name="ce209" style:family="table-cell" style:parent-style-name="Default" style:data-style-name="N0">
      <style:table-cell-properties fo:border-top="2pt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2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00" style:repeat-content="false"/>
      <style:paragraph-properties fo:text-align="start" fo:margin-left="0cm"/>
      <style:text-properties fo:color="#F2F2F2"/>
    </style:style>
    <style:style style:name="ce2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12" style:family="table-cell" style:parent-style-name="Default" style:data-style-name="N17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13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0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center"/>
    </style:style>
    <style:style style:name="ce22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2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0000" style:repeat-content="false"/>
      <style:paragraph-properties fo:text-align="start" fo:margin-left="0cm"/>
      <style:text-properties fo:color="#F2F2F2"/>
    </style:style>
    <style:style style:name="ce22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otation-angle="90" style:repeat-content="false"/>
      <style:paragraph-properties fo:text-align="start" fo:margin-left="0cm"/>
    </style:style>
    <style:style style:name="ce22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otation-angle="90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otation-angle="90" style:repeat-content="false"/>
      <style:paragraph-properties fo:text-align="center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0.661458333333333cm"/>
    </style:style>
    <style:style style:name="co7" style:family="table-column">
      <style:table-column-properties fo:break-before="auto" style:column-width="0.9260416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1.825625cm"/>
    </style:style>
    <style:style style:name="co13" style:family="table-column">
      <style:table-column-properties fo:break-before="auto" style:column-width="0.767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93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27.9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27.7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52.5pt" style:use-optimal-row-height="false" fo:break-before="auto"/>
    </style:style>
    <style:style style:name="ro13" style:family="table-row">
      <style:table-row-properties style:row-height="54.75pt" style:use-optimal-row-height="false" fo:break-before="auto"/>
    </style:style>
    <style:style style:name="ro14" style:family="table-row">
      <style:table-row-properties style:row-height="42pt" style:use-optimal-row-height="fals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54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28.5pt" style:use-optimal-row-height="false" fo:break-before="auto"/>
    </style:style>
    <style:style style:name="ro19" style:family="table-row">
      <style:table-row-properties style:row-height="26.25pt" style:use-optimal-row-height="false" fo:break-before="auto"/>
    </style:style>
    <style:style style:name="ro20" style:family="table-row">
      <style:table-row-properties style:row-height="56.1pt" style:use-optimal-row-height="false" fo:break-before="auto"/>
    </style:style>
    <style:style style:name="ro21" style:family="table-row">
      <style:table-row-properties style:row-height="64.5pt" style:use-optimal-row-height="false" fo:break-before="auto"/>
    </style:style>
    <style:style style:name="ro22" style:family="table-row">
      <style:table-row-properties style:row-height="51.9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15.95pt" style:use-optimal-row-height="false" fo:break-before="auto"/>
    </style:style>
    <style:style style:name="ro25" style:family="table-row">
      <style:table-row-properties style:row-height="12.75pt" style:use-optimal-row-height="false" fo:break-before="auto"/>
    </style:style>
    <style:style style:name="ro26" style:family="table-row">
      <style:table-row-properties style:row-height="39pt" style:use-optimal-row-height="false" fo:break-before="auto"/>
    </style:style>
    <style:style style:name="ro27" style:family="table-row">
      <style:table-row-properties style:row-height="14.25pt" style:use-optimal-row-height="true" fo:break-before="page"/>
    </style:style>
    <style:style style:name="ro28" style:family="table-row">
      <style:table-row-properties style:row-height="51.75pt" style:use-optimal-row-height="false" fo:break-before="auto"/>
    </style:style>
    <style:style style:name="ro29" style:family="table-row">
      <style:table-row-properties style:row-height="14.25pt" style:use-optimal-row-height="false" fo:break-before="auto"/>
    </style:style>
    <style:style style:name="ro30" style:family="table-row">
      <style:table-row-properties style:row-height="80.25pt" style:use-optimal-row-height="false" fo:break-before="auto"/>
    </style:style>
    <style:style style:name="ro31" style:family="table-row">
      <style:table-row-properties style:row-height="66pt" style:use-optimal-row-height="false" fo:break-before="auto"/>
    </style:style>
    <style:style style:name="ro32" style:family="table-row">
      <style:table-row-properties style:row-height="55.5pt" style:use-optimal-row-height="false" fo:break-before="auto"/>
    </style:style>
    <style:style style:name="ro33" style:family="table-row">
      <style:table-row-properties style:row-height="39.75pt" style:use-optimal-row-height="false" fo:break-before="auto"/>
    </style:style>
    <style:style style:name="ro34" style:family="table-row">
      <style:table-row-properties style:row-height="104.25pt" style:use-optimal-row-height="false" fo:break-before="auto"/>
    </style:style>
    <style:style style:name="ro35" style:family="table-row">
      <style:table-row-properties style:row-height="82.5pt" style:use-optimal-row-height="false" fo:break-before="auto"/>
    </style:style>
    <style:style style:name="ro36" style:family="table-row">
      <style:table-row-properties style:row-height="89.25pt" style:use-optimal-row-height="false" fo:break-before="auto"/>
    </style:style>
    <style:style style:name="ro37" style:family="table-row">
      <style:table-row-properties style:row-height="81.95pt" style:use-optimal-row-height="false" fo:break-before="auto"/>
    </style:style>
    <style:style style:name="ro38" style:family="table-row">
      <style:table-row-properties style:row-height="86.1pt" style:use-optimal-row-height="false" fo:break-before="auto"/>
    </style:style>
    <style:style style:name="ro39" style:family="table-row">
      <style:table-row-properties style:row-height="21.95pt" style:use-optimal-row-height="false" fo:break-before="auto"/>
    </style:style>
    <style:style style:name="ro40" style:family="table-row">
      <style:table-row-properties style:row-height="24.95pt" style:use-optimal-row-height="false" fo:break-before="auto"/>
    </style:style>
    <style:style style:name="ro41" style:family="table-row">
      <style:table-row-properties style:row-height="92.1pt" style:use-optimal-row-height="false" fo:break-before="auto"/>
    </style:style>
    <style:style style:name="ro42" style:family="table-row">
      <style:table-row-properties style:row-height="7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hüttgutcontainer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Datum:</text:p>
          </table:table-cell>
          <table:table-cell table:number-columns-repeated="2" table:style-name="ce5"/>
          <table:table-cell office:value-type="string" table:style-name="ce14">
            <text:p>Bargeldgewerk: Schüttgutcontainer</text:p>
          </table:table-cell>
          <table:table-cell table:number-columns-repeated="2" table:style-name="ce14"/>
          <table:table-cell office:value-type="string" table:style-name="ce12">
            <text:p>Nr.</text:p>
          </table:table-cell>
          <table:table-cell table:number-columns-repeated="3" table:style-name="ce12"/>
          <table:table-cell table:style-name="ce13"/>
          <table:table-cell table:number-columns-repeated="16373"/>
        </table:table-row>
        <table:table-row table:style-name="ro2">
          <table:table-cell office:value-type="string" table:style-name="ce2">
            <text:p>Wartungsfirma:</text:p>
          </table:table-cell>
          <table:table-cell table:number-columns-repeated="2" table:style-name="ce3"/>
          <table:table-cell office:value-type="string" table:number-columns-spanned="8" table:number-rows-spanned="1" table:style-name="ce109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3">
          <table:table-cell office:value-type="string" table:number-columns-spanned="6" table:number-rows-spanned="2" table:style-name="ce209">
            <text:p>Achtung: Arbeiten nur ausführen, wenn keine Werte vorhanden sind.</text:p>
          </table:table-cell>
          <table:covered-table-cell table:number-columns-repeated="5"/>
          <table:table-cell office:value-type="string" table:number-columns-spanned="1" table:number-rows-spanned="2" table:style-name="ce115">
            <text:p>Wartungs oder Prüfintervall [Jahr]</text:p>
          </table:table-cell>
          <table:table-cell office:value-type="string" table:number-columns-spanned="1" table:number-rows-spanned="2" table:style-name="ce115">
            <text:p>in Ordnung</text:p>
          </table:table-cell>
          <table:table-cell office:value-type="string" table:number-columns-spanned="1" table:number-rows-spanned="2" table:style-name="ce115">
            <text:p>nicht in Ordnung</text:p>
          </table:table-cell>
          <table:table-cell office:value-type="string" table:number-columns-spanned="1" table:number-rows-spanned="2" table:style-name="ce110">
            <text:p>erledigt</text:p>
          </table:table-cell>
          <table:table-cell office:value-type="string" table:number-columns-spanned="1" table:number-rows-spanned="2" table:style-name="ce115">
            <text:p>nicht vorhanden</text:p>
          </table:table-cell>
          <table:table-cell table:number-columns-repeated="16373"/>
        </table:table-row>
        <table:table-row table:style-name="ro4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120">
            <text:p>Prüfarbeiten vor der Durchführung der Arbeiten</text:p>
          </table:table-cell>
          <table:covered-table-cell table:number-columns-repeated="3"/>
          <table:table-cell office:value-type="string" table:style-name="ce9">
            <text:p>Grenzwert</text:p>
          </table:table-cell>
          <table:table-cell office:value-type="string" table:style-name="ce6">
            <text:p>Messwert</text:p>
          </table:table-cell>
          <table:table-cell table:style-name="ce6"/>
          <table:table-cell table:number-columns-repeated="4" table:style-name="ce7"/>
          <table:table-cell table:number-columns-repeated="16373"/>
        </table:table-row>
        <table:table-row table:style-name="ro5">
          <table:table-cell office:value-type="string" table:number-columns-spanned="4" table:number-rows-spanned="1" table:style-name="ce129">
            <text:p>Im plombierten Zustand muss die grösst mögliche Öffnung gemessen werden.</text:p>
          </table:table-cell>
          <table:covered-table-cell table:number-columns-repeated="3"/>
          <table:table-cell office:value-type="string" table:style-name="ce19">
            <text:p>5mm</text:p>
          </table:table-cell>
          <table:table-cell table:style-name="ce11"/>
          <table:table-cell office:value-type="string" table:style-name="ce20">
            <text:p>J</text:p>
          </table:table-cell>
          <table:table-cell table:number-columns-repeated="4" table:style-name="ce10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06">
            <text:p>Auf Beschädigungen oder Defekte prüfen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">
          <table:table-cell table:number-columns-repeated="6" table:style-name="ce17"/>
          <table:table-cell table:style-name="ce22"/>
          <table:table-cell table:number-columns-repeated="4" table:style-name="ce23"/>
          <table:table-cell table:number-columns-repeated="16373" table:style-name="ce17"/>
        </table:table-row>
        <table:table-row table:style-name="ro1">
          <table:table-cell office:value-type="string" table:number-columns-spanned="6" table:number-rows-spanned="1" table:style-name="ce119">
            <text:p>Prüfarbeiten vor der Durchführung der Arbeiten</text:p>
          </table:table-cell>
          <table:covered-table-cell table:number-columns-repeated="5"/>
          <table:table-cell table:style-name="ce6"/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05">
            <text:p>Führungsschiene links / rechts fetten mit Molykote weisses Lagerfett</text:p>
          </table:table-cell>
          <table:covered-table-cell table:number-columns-repeated="5"/>
          <table:table-cell office:value-type="string" table:style-name="ce15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05">
            <text:p>Schieber fetten mit Molykote weisses Lagerfett</text:p>
          </table:table-cell>
          <table:covered-table-cell table:number-columns-repeated="5"/>
          <table:table-cell office:value-type="string" table:style-name="ce15">
            <text:p>J</text:p>
          </table:table-cell>
          <table:table-cell table:number-columns-repeated="4" table:style-name="ce16"/>
          <table:table-cell table:number-columns-repeated="16373"/>
        </table:table-row>
        <table:table-row table:number-rows-repeated="16" table:style-name="ro1">
          <table:table-cell table:number-columns-repeated="7" table:style-name="ce17"/>
          <table:table-cell table:number-columns-repeated="4" table:style-name="ce18"/>
          <table:table-cell table:number-columns-repeated="16373" table:style-name="ce17"/>
        </table:table-row>
        <table:table-row table:number-rows-repeated="23" table:style-name="ro1">
          <table:table-cell table:number-columns-repeated="7"/>
          <table:table-cell table:number-columns-repeated="4" table:style-name="ce8"/>
          <table:table-cell table:number-columns-repeated="16373"/>
        </table:table-row>
        <table:table-row table:number-rows-repeated="1048526" table:style-name="ro1">
          <table:table-cell table:number-columns-repeated="16384"/>
        </table:table-row>
      </table:table>
      <table:table table:name="VHP" table:style-name="ta2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Datum:</text:p>
          </table:table-cell>
          <table:table-cell table:number-columns-repeated="2" table:style-name="ce5"/>
          <table:table-cell office:value-type="string" table:style-name="ce14">
            <text:p>Bargeldgewerk: Visuelle Handarbeitsplatz</text:p>
          </table:table-cell>
          <table:table-cell table:number-columns-repeated="2" table:style-name="ce14"/>
          <table:table-cell office:value-type="string" table:style-name="ce12">
            <text:p>Nr.</text:p>
          </table:table-cell>
          <table:table-cell table:number-columns-repeated="3" table:style-name="ce12"/>
          <table:table-cell table:style-name="ce13"/>
          <table:table-cell table:number-columns-repeated="16373"/>
        </table:table-row>
        <table:table-row table:style-name="ro2">
          <table:table-cell office:value-type="string" table:style-name="ce2">
            <text:p>Wartungsfirma:</text:p>
          </table:table-cell>
          <table:table-cell table:number-columns-repeated="2" table:style-name="ce3"/>
          <table:table-cell office:value-type="string" table:number-columns-spanned="8" table:number-rows-spanned="1" table:style-name="ce109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3">
          <table:table-cell office:value-type="string" table:number-columns-spanned="6" table:number-rows-spanned="2" table:style-name="ce209">
            <text:p>Achtung: Arbeiten nur ausführen, wenn keine Werte vorhanden sind.</text:p>
          </table:table-cell>
          <table:covered-table-cell table:number-columns-repeated="5"/>
          <table:table-cell office:value-type="string" table:number-columns-spanned="1" table:number-rows-spanned="2" table:style-name="ce115">
            <text:p>Wartungs oder Prüfintervall [Jahr]</text:p>
          </table:table-cell>
          <table:table-cell office:value-type="string" table:number-columns-spanned="1" table:number-rows-spanned="2" table:style-name="ce115">
            <text:p>in Ordnung</text:p>
          </table:table-cell>
          <table:table-cell office:value-type="string" table:number-columns-spanned="1" table:number-rows-spanned="2" table:style-name="ce115">
            <text:p>nicht in Ordnung</text:p>
          </table:table-cell>
          <table:table-cell office:value-type="string" table:number-columns-spanned="1" table:number-rows-spanned="2" table:style-name="ce110">
            <text:p>erledigt</text:p>
          </table:table-cell>
          <table:table-cell office:value-type="string" table:number-columns-spanned="1" table:number-rows-spanned="2" table:style-name="ce115">
            <text:p>nicht vorhanden</text:p>
          </table:table-cell>
          <table:table-cell table:number-columns-repeated="16373"/>
        </table:table-row>
        <table:table-row table:style-name="ro4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style-name="ce6">
            <text:p>Prüfarbeiten vor der Durchführung der Arbeiten</text:p>
          </table:table-cell>
          <table:table-cell table:number-columns-repeated="3" table:style-name="ce6"/>
          <table:table-cell table:style-name="ce9"/>
          <table:table-cell table:number-columns-repeated="2" table:style-name="ce6"/>
          <table:table-cell table:number-columns-repeated="4" table:style-name="ce7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06">
            <text:p>Prüfung der Sicherheitseinrichtung, Not-Halt Taster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06">
            <text:p>Prüfung der Sicherheitseinrichtung, Sicherheitsschalter beim Steigband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21">
            <text:p>Prüfung der Sicherheitseinrichtung, Andeckung auf Beschädigungen prüfen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21">
            <text:p>Geräteprüfung nach SNR 462638 durchgeführt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21">
            <text:p>Komplette Reinigung und neu justierung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21">
            <text:p>Steigband auf Beschädigungen oder Risse prüfen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7">
          <table:table-cell office:value-type="string" table:number-columns-spanned="6" table:number-rows-spanned="1" table:style-name="ce121">
            <text:p>Steigband Zentrierung des Fördergurts prüfen. Der seitliche Abstand links/rechts sollte ca. identisch sein.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8">
          <table:table-cell office:value-type="string" table:number-columns-spanned="6" table:number-rows-spanned="1" table:style-name="ce121">
            <text:p>Transferband auf Beschädigungen oder Risse prüfen. Dazu die untenliegende Abdeckung mit einem Kreuzschlitzschraubenzieher lösen.<text:s/>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7">
          <table:table-cell office:value-type="string" table:number-columns-spanned="6" table:number-rows-spanned="1" table:style-name="ce121">
            <text:p>Bei den zwei Antriebsmotoren die Laufruhe, Geräuschentwicklung und Lagerung prüfen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">
          <table:table-cell office:value-type="string" table:style-name="ce6">
            <text:p>Wartungsarbeiten</text:p>
          </table:table-cell>
          <table:table-cell table:number-columns-repeated="3" table:style-name="ce6"/>
          <table:table-cell table:style-name="ce9"/>
          <table:table-cell table:style-name="ce6"/>
          <table:table-cell table:style-name="ce39"/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30">
            <text:p>Reinigung des VHP mittels Staubsauger und definierten Reinigungsmittel<text:s/></text:p>
          </table:table-cell>
          <table:covered-table-cell table:number-columns-repeated="5"/>
          <table:table-cell office:value-type="string" table:style-name="ce20">
            <text:p>1W</text:p>
          </table:table-cell>
          <table:table-cell table:number-columns-repeated="4" table:style-name="ce16"/>
          <table:table-cell table:number-columns-repeated="16373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10" table:style-name="ce35"/>
          <table:table-cell table:number-columns-repeated="16373"/>
        </table:table-row>
        <table:table-row table:style-name="ro9">
          <table:table-cell table:number-columns-repeated="11" table:style-name="ce35"/>
          <table:table-cell table:number-columns-repeated="16373"/>
        </table:table-row>
        <table:table-row table:style-name="ro9">
          <table:table-cell table:style-name="ce34"/>
          <table:table-cell table:number-columns-repeated="5" table:style-name="ce33"/>
          <table:table-cell table:style-name="ce53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1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0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number-rows-repeated="15" table:style-name="ro1">
          <table:table-cell table:number-columns-repeated="7" table:style-name="ce17"/>
          <table:table-cell table:number-columns-repeated="4" table:style-name="ce18"/>
          <table:table-cell table:number-columns-repeated="16373" table:style-name="ce17"/>
        </table:table-row>
        <table:table-row table:number-rows-repeated="23" table:style-name="ro1">
          <table:table-cell table:number-columns-repeated="7"/>
          <table:table-cell table:number-columns-repeated="4" table:style-name="ce8"/>
          <table:table-cell table:number-columns-repeated="16373"/>
        </table:table-row>
        <table:table-row table:number-rows-repeated="1048514" table:style-name="ro1">
          <table:table-cell table:number-columns-repeated="16384"/>
        </table:table-row>
      </table:table>
      <table:table table:name="EVA" table:style-name="ta3">
        <table:table-column table:style-name="co1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" table:default-cell-style-name="ce1"/>
        <table:table-column table:style-name="co11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Datum:</text:p>
          </table:table-cell>
          <table:table-cell table:number-columns-repeated="2" table:style-name="ce5"/>
          <table:table-cell office:value-type="string" table:number-columns-spanned="8" table:number-rows-spanned="1" table:style-name="ce135">
            <text:p>Bargeldgewerk: Ent- und Verpackungsanlage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98">
            <text:p>Wartungsfirma:</text:p>
          </table:table-cell>
          <table:table-cell table:number-columns-repeated="2" table:style-name="ce99"/>
          <table:table-cell office:value-type="string" table:number-columns-spanned="8" table:number-rows-spanned="1" table:style-name="ce208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3">
          <table:table-cell office:value-type="string" table:number-columns-spanned="6" table:number-rows-spanned="2" table:style-name="ce211">
            <text:p>Achtung: Arbeiten nur ausführen, wenn keine Werte vorhanden sind.</text:p>
          </table:table-cell>
          <table:covered-table-cell table:number-columns-repeated="5"/>
          <table:table-cell office:value-type="string" table:number-columns-spanned="1" table:number-rows-spanned="2" table:style-name="ce115">
            <text:p>Wartungs oder Prüfintervall [Jahr]</text:p>
          </table:table-cell>
          <table:table-cell office:value-type="string" table:number-columns-spanned="1" table:number-rows-spanned="2" table:style-name="ce115">
            <text:p>in Ordnung</text:p>
          </table:table-cell>
          <table:table-cell office:value-type="string" table:number-columns-spanned="1" table:number-rows-spanned="2" table:style-name="ce115">
            <text:p>nicht in Ordnung</text:p>
          </table:table-cell>
          <table:table-cell office:value-type="string" table:number-columns-spanned="1" table:number-rows-spanned="2" table:style-name="ce110">
            <text:p>erledigt</text:p>
          </table:table-cell>
          <table:table-cell office:value-type="string" table:number-columns-spanned="1" table:number-rows-spanned="2" table:style-name="ce115">
            <text:p>nicht vorhanden</text:p>
          </table:table-cell>
          <table:table-cell table:number-columns-repeated="16373"/>
        </table:table-row>
        <table:table-row table:style-name="ro4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210">
            <text:p>Prüfarbeiten vor der Durchführung der Arbeiten</text:p>
          </table:table-cell>
          <table:covered-table-cell table:number-columns-repeated="3"/>
          <table:table-cell table:style-name="ce100"/>
          <table:table-cell table:number-columns-repeated="2" table:style-name="ce6"/>
          <table:table-cell table:number-columns-repeated="4" table:style-name="ce7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06">
            <text:p>Prüfung der Sicherheitseinrichtung, Not-Halt Taster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06">
            <text:p>Prüfung der Sicherheitseinrichtung, Sicherheitsschalter<text:s/>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21">
            <text:p>Prüfung der Sicherheitseinrichtung, Abdeckung auf Beschädigungen prüfen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21">
            <text:p>Geräteprüfung nach SNR 462638 durchgeführt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21">
            <text:p>Steigbänder auf Beschädigungen oder Risse prüfen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7">
          <table:table-cell office:value-type="string" table:number-columns-spanned="6" table:number-rows-spanned="1" table:style-name="ce121">
            <text:p>Steigbander Zentrierung des Fördergurts prüfen. Der seitliche Abstand links/rechts sollte ca. identisch sein.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8">
          <table:table-cell office:value-type="string" table:number-columns-spanned="6" table:number-rows-spanned="1" table:style-name="ce121">
            <text:p>Transferband auf Beschädigungen oder Risse prüfen. Dazu die untenliegende Abdeckung mit einem Kreuzschlitzschraubenzieher lösen.<text:s/>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0">
          <table:table-cell office:value-type="string" table:number-columns-spanned="6" table:number-rows-spanned="1" table:style-name="ce121">
            <text:p>Alle Mitnehmerstege auf den Förderbändern mechanisch prüfen und fixieren wenn gelockert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0">
          <table:table-cell office:value-type="string" table:number-columns-spanned="6" table:number-rows-spanned="1" table:style-name="ce156">
            <text:p>Antriebsmotoren für die Transportbänder prüfen (Geräusche, Laufruhe, Lager, Kabelanschlüsse, Schraubenkontrolle)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1">
          <table:table-cell office:value-type="string" table:number-columns-spanned="6" table:number-rows-spanned="1" table:style-name="ce121">
            <text:p>Rollenförderer bei Ent- und Verpackungsstation auf Beschädigungen prüfen (Laufruhe, Geräusche, Riemen, Anschlusskabel)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0">
          <table:table-cell office:value-type="string" table:number-columns-spanned="6" table:number-rows-spanned="1" table:style-name="ce121">
            <text:p>Ausrichtung der Sensoren prüfen (Lichtschranke, Positionsschalter,Reflektoren, Füllstandssensor)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1">
          <table:table-cell office:value-type="string" table:number-columns-spanned="6" table:number-rows-spanned="1" table:style-name="ce121">
            <text:p>Linearantriebe bei Befüllung Münzrollierer und Schüttgutcontainer prüfen (Bewegungen, Positionierung, Geräusche)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2">
          <table:table-cell office:value-type="string" table:number-columns-spanned="6" table:number-rows-spanned="1" table:style-name="ce121">
            <text:p>Zustand der Pneumatikeinheiten kontrollieren</text:p>
            <text:p>- Kondensatabscheider</text:p>
            <text:p>- Not-Halt Entlüftungsventil</text:p>
            <text:p>- Druckregelventil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3">
          <table:table-cell office:value-type="string" table:number-columns-spanned="6" table:number-rows-spanned="1" table:style-name="ce121">
            <text:p>Mechanische Kontrolle der pneumatischen Stopper, Zentrierer, Abschieber bei Münzverpacker prüfen</text:p>
            <text:p>- Bewegungsgeschwindigkeit, Druck</text:p>
            <text:p>- Endanschlag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4">
          <table:table-cell office:value-type="string" table:number-columns-spanned="6" table:number-rows-spanned="1" table:style-name="ce121">
            <text:p>Die beiden Befestigungsschrauben in Unterlagsboden beim Kartonaufrichter und beim Depalettisierroboter (rote Markierung) müssen auf Korrosion überprüft werden.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5">
          <table:table-cell office:value-type="string" table:number-columns-spanned="6" table:number-rows-spanned="1" table:style-name="ce121">
            <text:p>Alle Türen und Klappen müssen überprüft werden, sofern diese nicht korrekt schliessen müssen diese nachjustiert werden.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21">
            <text:p>Nach Abschluss aller Arbeiten müssen alle Funtionen getestet werden.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3">
          <table:table-cell table:number-columns-repeated="6" table:style-name="ce56"/>
          <table:table-cell table:style-name="ce45"/>
          <table:table-cell table:number-columns-repeated="4" table:style-name="ce47"/>
          <table:table-cell table:number-columns-repeated="16373"/>
        </table:table-row>
        <table:table-row table:style-name="ro1">
          <table:table-cell office:value-type="string" table:style-name="ce57">
            <text:p>Wartungsarbeiten</text:p>
          </table:table-cell>
          <table:table-cell table:number-columns-repeated="3" table:style-name="ce58"/>
          <table:table-cell table:style-name="ce36"/>
          <table:table-cell table:style-name="ce58"/>
          <table:table-cell table:style-name="ce59"/>
          <table:table-cell table:number-columns-repeated="3" table:style-name="ce60"/>
          <table:table-cell table:style-name="ce61"/>
          <table:table-cell table:number-columns-repeated="16373"/>
        </table:table-row>
        <table:table-row table:style-name="ro16">
          <table:table-cell office:value-type="string" table:number-columns-spanned="6" table:number-rows-spanned="1" table:style-name="ce129">
            <text:p>Kartonverdichter, Wasserstopp Schlauchplatzsicherung prüfen.</text:p>
            <text:p>-Wasserhahn bei Kartonverdichter schliessen</text:p>
            <text:p>-Wasser Auffanggefäss unter Wasserhahn stellen</text:p>
            <text:p>-Wasserhahn sprunghaft voll öffnen.<text:s/>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7">
          <table:table-cell office:value-type="string" table:number-columns-spanned="6" table:number-rows-spanned="1" table:style-name="ce129">
            <text:p>Die Batterie des Bewässerungscomputers (Gardena) muss ersetzt werden.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7">
          <table:table-cell office:value-type="string" table:number-columns-spanned="6" table:number-rows-spanned="1" table:style-name="ce105">
            <text:p>Filtermatten an den Schaltschränken bei starker Verschmutzung austauschen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05">
            <text:p>Sensoren mit trockenem, fusselfreien Tuch reinigen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office:value-type="string" table:number-columns-spanned="6" table:number-rows-spanned="1" table:style-name="ce130">
            <text:p>Förderstrecken reinigen (Münzablagerungen, Papierresten)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office:value-type="string" table:number-columns-spanned="6" table:number-rows-spanned="1" table:style-name="ce128">
            <text:p>Roboterbereiche von Roboter 1-5 von Verschmutzungen reinigen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office:value-type="string" table:number-columns-spanned="6" table:number-rows-spanned="1" table:style-name="ce128">
            <text:p>Alle drei Münzrollierer von Verschmutzungen reinigen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office:value-type="string" table:number-columns-spanned="6" table:number-rows-spanned="1" table:style-name="ce128">
            <text:p>Kartonsverschliesser von Verschmutzungen reinigen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office:value-type="string" table:number-columns-spanned="6" table:number-rows-spanned="1" table:style-name="ce128">
            <text:p>Bereich der Strapex Bindegeräte von Verschmutzungen reinigen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office:value-type="string" table:style-name="ce57">
            <text:p>Wartungsarbeiten</text:p>
          </table:table-cell>
          <table:table-cell table:number-columns-repeated="3" table:style-name="ce58"/>
          <table:table-cell table:style-name="ce36"/>
          <table:table-cell table:style-name="ce58"/>
          <table:table-cell table:style-name="ce59"/>
          <table:table-cell table:number-columns-repeated="3" table:style-name="ce60"/>
          <table:table-cell table:style-name="ce61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28">
            <text:p>Etikettierer von Verschmutzungen reinigen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8">
          <table:table-cell office:value-type="string" table:number-columns-spanned="6" table:number-rows-spanned="1" table:style-name="ce129">
            <text:p>Prüfen ob die Daten auf der Datenablage auf dem NAS abgelegt werden, Speicher-platzbelegung prüfen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table:number-columns-spanned="6" table:number-rows-spanned="1" table:style-name="ce105"/>
          <table:covered-table-cell table:number-columns-repeated="5"/>
          <table:table-cell table:style-name="ce55"/>
          <table:table-cell table:number-columns-repeated="4" table:style-name="ce16"/>
          <table:table-cell table:number-columns-repeated="16373" table:style-name="ce17"/>
        </table:table-row>
        <table:table-row table:style-name="ro3">
          <table:table-cell table:style-name="ce63"/>
          <table:table-cell table:number-columns-repeated="5" table:style-name="ce64"/>
          <table:table-cell table:style-name="ce65"/>
          <table:table-cell table:number-columns-repeated="4" table:style-name="ce47"/>
          <table:table-cell table:number-columns-repeated="16373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10" table:style-name="ce35"/>
          <table:table-cell table:number-columns-repeated="16373"/>
        </table:table-row>
        <table:table-row table:style-name="ro9">
          <table:table-cell table:number-columns-repeated="11" table:style-name="ce35"/>
          <table:table-cell table:number-columns-repeated="16373"/>
        </table:table-row>
        <table:table-row table:style-name="ro9">
          <table:table-cell table:style-name="ce34"/>
          <table:table-cell table:number-columns-repeated="5" table:style-name="ce33"/>
          <table:table-cell table:style-name="ce53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1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0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number-rows-repeated="6" table:style-name="ro1">
          <table:table-cell table:number-columns-repeated="7" table:style-name="ce17"/>
          <table:table-cell table:number-columns-repeated="4" table:style-name="ce18"/>
          <table:table-cell table:number-columns-repeated="16373" table:style-name="ce17"/>
        </table:table-row>
        <table:table-row table:number-rows-repeated="23" table:style-name="ro1">
          <table:table-cell table:number-columns-repeated="7"/>
          <table:table-cell table:number-columns-repeated="4" table:style-name="ce8"/>
          <table:table-cell table:number-columns-repeated="16373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Titles" table:cell-range-address="EVA.$A$3:EVA.$XFD$4" table:base-cell-address="EVA.$A$1"/>
        </table:named-expressions>
      </table:table>
      <table:table table:name="CIS" table:style-name="ta4">
        <table:table-column table:style-name="co1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Datum:</text:p>
          </table:table-cell>
          <table:table-cell table:number-columns-repeated="2" table:style-name="ce5"/>
          <table:table-cell office:value-type="string" table:number-columns-spanned="8" table:number-rows-spanned="1" table:style-name="ce135">
            <text:p>Bargeldgewerk: Münzinspektions- und Sortieranlage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98">
            <text:p>Wartungsfirma:</text:p>
          </table:table-cell>
          <table:table-cell table:number-columns-repeated="2" table:style-name="ce99"/>
          <table:table-cell office:value-type="string" table:number-columns-spanned="8" table:number-rows-spanned="1" table:style-name="ce208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3">
          <table:table-cell office:value-type="string" table:number-columns-spanned="6" table:number-rows-spanned="2" table:style-name="ce156">
            <text:p>Achtung: Arbeiten nur ausführen, wenn keine Werte vorhanden sind.</text:p>
          </table:table-cell>
          <table:covered-table-cell table:number-columns-repeated="5"/>
          <table:table-cell office:value-type="string" table:number-columns-spanned="1" table:number-rows-spanned="2" table:style-name="ce115">
            <text:p>Wartungs oder Prüfintervall</text:p>
          </table:table-cell>
          <table:table-cell office:value-type="string" table:number-columns-spanned="1" table:number-rows-spanned="2" table:style-name="ce115">
            <text:p>in Ordnung</text:p>
          </table:table-cell>
          <table:table-cell office:value-type="string" table:number-columns-spanned="1" table:number-rows-spanned="2" table:style-name="ce115">
            <text:p>nicht in Ordnung</text:p>
          </table:table-cell>
          <table:table-cell office:value-type="string" table:number-columns-spanned="1" table:number-rows-spanned="2" table:style-name="ce110">
            <text:p>erledigt</text:p>
          </table:table-cell>
          <table:table-cell office:value-type="string" table:number-columns-spanned="1" table:number-rows-spanned="2" table:style-name="ce115">
            <text:p>nicht vorhanden</text:p>
          </table:table-cell>
          <table:table-cell table:number-columns-repeated="16373"/>
        </table:table-row>
        <table:table-row table:style-name="ro4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style-name="ce6">
            <text:p>Prüfarbeiten vor der Durchführung der Arbeiten</text:p>
          </table:table-cell>
          <table:table-cell table:number-columns-repeated="3" table:style-name="ce6"/>
          <table:table-cell table:style-name="ce100"/>
          <table:table-cell table:number-columns-repeated="2" table:style-name="ce6"/>
          <table:table-cell table:number-columns-repeated="4" table:style-name="ce7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06">
            <text:p>Prüfung der Sicherheitseinrichtung, Not-Halt Taster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5">
          <table:table-cell office:value-type="string" table:number-columns-spanned="6" table:number-rows-spanned="1" table:style-name="ce121">
            <text:p>Alle Transportbänder auf Beschädigungen oder Risse prüfen. Dazu die untenliegende Abdeckung mit einem Kreuzschlitzschraubenzieher lösen.<text:s/>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/>
        </table:table-row>
        <table:table-row table:style-name="ro19">
          <table:table-cell office:value-type="string" table:number-columns-spanned="6" table:number-rows-spanned="1" table:style-name="ce121">
            <text:p>Prüfen Sie alle bewegliche und schwingende Teile auf lose oder fehlende Schrauben.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/>
        </table:table-row>
        <table:table-row table:style-name="ro15">
          <table:table-cell office:value-type="string" table:number-columns-spanned="6" table:number-rows-spanned="1" table:style-name="ce129">
            <text:p>Überprüfen Sie die Kabel und anderen Anschlüsse auf Verfügbarkeit, Festigkeit, Dichtheit, Schäden, Abrieb der Isolierung.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office:value-type="string" table:style-name="ce6">
            <text:p>Wartungsarbeiten</text:p>
          </table:table-cell>
          <table:table-cell table:number-columns-repeated="3" table:style-name="ce6"/>
          <table:table-cell table:style-name="ce9"/>
          <table:table-cell table:style-name="ce6"/>
          <table:table-cell table:style-name="ce21"/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56">
            <text:p><text:span text:style-name="T9">Gesamte Anlage reinigen:</text:span></text:p>
            <text:p><text:s text:c="2"/>-Maschineninnere staubsaugen</text:p>
            <text:p><text:s text:c="2"/>-EMS staubsaugen inkl. unterhalb beider Bänder</text:p>
            <text:p><text:s text:c="2"/>-Maschinenäusseres staubsaugen; u.a. beim Bunker, Z-Förder und der Sch</text:p>
            <text:p><text:s text:c="2"/>-Auffangbehälter wie z.B. Grobabscheider, Abstreifer und bei Rückförderer entleeren und reinigen.</text:p>
            <text:p><text:s text:c="2"/>-Sortiereinheit mit einem Staubsauger oder einem weichen Tuch reinigen.</text:p>
            <text:p><text:s text:c="2"/>-Reinigungsstation-gross, in Reinigungsstation einspannen Spülwasser und fusselfreies Tuch verwenden<text:s/></text:p>
            <text:p><text:s text:c="2"/>-Reinigungsstation-klein, in Reinigungsstation einspannen Spülwasser und fusselfreies Tuch verwenden<text:s/></text:p>
          </table:table-cell>
          <table:covered-table-cell table:number-columns-repeated="5"/>
          <table:table-cell office:value-type="string" table:style-name="ce20">
            <text:p>W</text:p>
          </table:table-cell>
          <table:table-cell table:number-columns-repeated="4" table:style-name="ce1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30">
            <text:p>Festsitzende Münzen in der Maschine überprüfen</text:p>
          </table:table-cell>
          <table:covered-table-cell table:number-columns-repeated="5"/>
          <table:table-cell office:value-type="string" table:style-name="ce20">
            <text:p>W</text:p>
          </table:table-cell>
          <table:table-cell table:number-columns-repeated="4" table:style-name="ce16"/>
          <table:table-cell table:number-columns-repeated="16373"/>
        </table:table-row>
        <table:table-row table:style-name="ro19">
          <table:table-cell office:value-type="string" table:number-columns-spanned="6" table:number-rows-spanned="1" table:style-name="ce141">
            <text:p>Sichtfenster reinigen mit lauwarmes Wasser sowie ein wenig Spülmittel aus.<text:s/></text:p>
            <text:p>Verwenden dabei ein Mikrofasertuch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office:value-type="string" table:number-columns-spanned="6" table:number-rows-spanned="1" table:style-name="ce130">
            <text:p>Not-Aus-Taster, Kontrolllampen und Anzeigen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0">
          <table:table-cell office:value-type="string" table:number-columns-spanned="6" table:number-rows-spanned="1" table:style-name="ce149">
            <text:p><text:span text:style-name="T9">Transportriemen gross reinigen:</text:span></text:p>
            <text:p><text:span text:style-name="T9"><text:s text:c="2"/></text:span>-Vereinzelung aus der Fixierung lösen und einem Tisch deponieren</text:p>
            <text:p><text:s text:c="2"/>-An der Vereinzelung prüfen, ob sich Schrauben o.ä. gelöst haben.</text:p>
            <text:p><text:s text:c="2"/>-Transportriemen mit Reinigungsstation reinigen.</text:p>
            <text:p/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1">
          <table:table-cell office:value-type="string" table:number-columns-spanned="6" table:number-rows-spanned="1" table:style-name="ce149">
            <text:p><text:span text:style-name="T9">Transportriemen klein reinigen:</text:span></text:p>
            <text:p><text:span text:style-name="T9"><text:s text:c="2"/></text:span>-Sortierung aufklappen</text:p>
            <text:p><text:s text:c="2"/>-An der Sortierung prüfen, ob sich Schraube gelöst haben oder starke Abnutzungen sichtbar sind.</text:p>
            <text:p><text:s text:c="2"/>-Transportriemen mit Reinigungsstation reinigen.</text:p>
            <text:p/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2">
          <table:table-cell office:value-type="string" table:number-columns-spanned="6" table:number-rows-spanned="1" table:style-name="ce147">
            <text:p><text:span text:style-name="T9">Spannung Transporriemen gross überprüfen:</text:span></text:p>
            <text:p><text:s text:c="2"/>-Der Transporriemen muss so in Position gefahren werden, dass der "BGK-Schriftzug" auf die horizontale Fläche zu liegen kommt.</text:p>
            <text:p><text:s text:c="2"/>-Mittels schwarzem Marker sind dort zwei Markierungen angebracht.</text:p>
            <text:p/>
          </table:table-cell>
          <table:covered-table-cell table:number-columns-repeated="5"/>
          <table:table-cell office:value-type="string" table:number-columns-spanned="1" table:number-rows-spanned="3" table:style-name="ce212">
            <text:p>6M</text:p>
          </table:table-cell>
          <table:table-cell table:number-columns-repeated="4" table:style-name="ce24"/>
          <table:table-cell table:number-columns-repeated="16373" table:style-name="ce17"/>
        </table:table-row>
        <table:table-row table:style-name="ro23">
          <table:table-cell table:number-columns-spanned="4" table:number-rows-spanned="1" table:style-name="ce213"/>
          <table:covered-table-cell table:number-columns-repeated="3"/>
          <table:table-cell office:value-type="string" table:style-name="ce101">
            <text:p>Grenzwert</text:p>
          </table:table-cell>
          <table:table-cell office:value-type="string" table:style-name="ce102">
            <text:p>Messwert</text:p>
          </table:table-cell>
          <table:covered-table-cell/>
          <table:table-cell table:number-columns-repeated="4" table:style-name="ce26"/>
          <table:table-cell table:number-columns-repeated="16373" table:style-name="ce17"/>
        </table:table-row>
        <table:table-row table:style-name="ro24">
          <table:table-cell office:value-type="string" table:number-columns-spanned="4" table:number-rows-spanned="1" table:style-name="ce214">
            <text:p><text:s text:c="2"/>-Die Distanz von Punkt zu Punkt sollte 102cm betragen.</text:p>
          </table:table-cell>
          <table:covered-table-cell table:number-columns-repeated="3"/>
          <table:table-cell office:value-type="string" table:style-name="ce103">
            <text:p>&lt;102cm</text:p>
          </table:table-cell>
          <table:table-cell table:style-name="ce104"/>
          <table:covered-table-cell/>
          <table:table-cell table:number-columns-repeated="4" table:style-name="ce25"/>
          <table:table-cell table:number-columns-repeated="16373" table:style-name="ce17"/>
        </table:table-row>
        <table:table-row table:style-name="ro11">
          <table:table-cell office:value-type="string" table:number-columns-spanned="6" table:number-rows-spanned="1" table:style-name="ce141">
            <text:p>Überprüfen Sie die Kabel und anderen Anschlüsse auf Verfügbarkeit, Festigkeit, Dichtheit, Schäden, Abrieb der Isolierung.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5">
          <table:table-cell office:value-type="string" table:number-columns-spanned="6" table:number-rows-spanned="1" table:style-name="ce141">
            <text:p>Alle Lichtschranken und Sensoren mit einem weichen Reinigungstuch.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5">
          <table:table-cell office:value-type="string" table:number-columns-spanned="6" table:number-rows-spanned="1" table:style-name="ce141">
            <text:p>Beide Server PC-Filter überprüfen und reinigen oder austauschen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6">
          <table:table-cell office:value-type="string" table:number-columns-spanned="6" table:number-rows-spanned="1" table:style-name="ce141">
            <text:p>Kühlaggregat reinigen</text:p>
            <text:p><text:s text:c="2"/>-Nehmen Sie vorsichtig die Abdeckung des Kühlaggregats ab.</text:p>
            <text:p><text:s text:c="2"/>-Reinigen Sie die Lamellen vorsichtig mit einem Staubsauger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7">
          <table:table-cell office:value-type="string" table:style-name="ce6">
            <text:p>Wartungsarbeiten</text:p>
          </table:table-cell>
          <table:table-cell table:number-columns-repeated="3" table:style-name="ce6"/>
          <table:table-cell table:style-name="ce9"/>
          <table:table-cell table:style-name="ce6"/>
          <table:table-cell table:style-name="ce21"/>
          <table:table-cell table:number-columns-repeated="4" table:style-name="ce7"/>
          <table:table-cell table:number-columns-repeated="16373"/>
        </table:table-row>
        <table:table-row table:style-name="ro28">
          <table:table-cell office:value-type="string" table:number-columns-spanned="6" table:number-rows-spanned="1" table:style-name="ce141">
            <text:p>Schwingplatte</text:p>
            <text:p><text:s text:c="2"/>-Der Talkbelag der Schwingplatte wird mit einem Spachtel gelöst.</text:p>
            <text:p><text:s text:c="2"/>-Anschliessend kann mit einem Reinigungstuch und Bremsreiniger der übrige Schmutz entfernt werden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4">
          <table:table-cell office:value-type="string" table:number-columns-spanned="6" table:number-rows-spanned="1" table:style-name="ce129">
            <text:p>Prüfen Sie die Abscheider und Bürsten auf Verschleiß.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8">
          <table:table-cell office:value-type="string" table:number-columns-spanned="6" table:number-rows-spanned="1" table:style-name="ce141">
            <text:p>Vision-Einheiten</text:p>
            <text:p><text:s text:c="2"/>-Überprüfen Sie die Oberfläche der Abdeckung auf Verschmutzung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8">
          <table:table-cell office:value-type="string" table:number-columns-spanned="6" table:number-rows-spanned="1" table:style-name="ce141">
            <text:p>Vision-Linsen</text:p>
            <text:p><text:s text:c="3"/>-Überprüfen Sie die Oberfläche der Abdeckung auf Verschmutzung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8">
          <table:table-cell office:value-type="string" table:number-columns-spanned="6" table:number-rows-spanned="1" table:style-name="ce129">
            <text:p>Speicherplatz</text:p>
            <text:p><text:s text:c="2"/>-Überprüfe den Speicherplatz auf dem NAS, falls dieser überläuft können alte Daten gelöscht werden.</text:p>
            <text:p><text:s text:c="2"/>-Überprüfen den Speicherplatz auf dem Lokalen Laufwerken, falls der überläuft können Logdateien gelöscht werden.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29">
          <table:table-cell table:style-name="ce66"/>
          <table:table-cell table:number-columns-repeated="5" table:style-name="ce62"/>
          <table:table-cell table:style-name="ce45"/>
          <table:table-cell table:number-columns-repeated="4" table:style-name="ce46"/>
          <table:table-cell table:number-columns-repeated="16373" table:style-name="ce17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10" table:style-name="ce35"/>
          <table:table-cell table:number-columns-repeated="16373"/>
        </table:table-row>
        <table:table-row table:style-name="ro9">
          <table:table-cell table:number-columns-repeated="11" table:style-name="ce35"/>
          <table:table-cell table:number-columns-repeated="16373"/>
        </table:table-row>
        <table:table-row table:style-name="ro9">
          <table:table-cell table:style-name="ce34"/>
          <table:table-cell table:number-columns-repeated="5" table:style-name="ce33"/>
          <table:table-cell table:style-name="ce53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1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0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number-rows-repeated="3" table:style-name="ro1">
          <table:table-cell table:number-columns-repeated="7" table:style-name="ce17"/>
          <table:table-cell table:number-columns-repeated="4" table:style-name="ce18"/>
          <table:table-cell table:number-columns-repeated="16373" table:style-name="ce17"/>
        </table:table-row>
        <table:table-row table:number-rows-repeated="7" table:style-name="ro1">
          <table:table-cell table:number-columns-repeated="7" table:style-name="ce1"/>
          <table:table-cell table:number-columns-repeated="4" table:style-name="ce8"/>
          <table:table-cell table:number-columns-repeated="16373"/>
        </table:table-row>
        <table:table-row table:number-rows-repeated="16" table:style-name="ro1">
          <table:table-cell table:number-columns-repeated="7"/>
          <table:table-cell table:number-columns-repeated="4" table:style-name="ce8"/>
          <table:table-cell table:number-columns-repeated="16373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Print_Titles" table:cell-range-address="CIS.$A$3:CIS.$XFD$4" table:base-cell-address="CIS.$A$1"/>
        </table:named-expressions>
      </table:table>
      <table:table table:name="NPL" table:style-name="ta5">
        <table:table-column table:style-name="co1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" table:default-cell-style-name="ce1"/>
        <table:table-column table:style-name="co11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Datum:</text:p>
          </table:table-cell>
          <table:table-cell table:number-columns-repeated="2" table:style-name="ce5"/>
          <table:table-cell office:value-type="string" table:number-columns-spanned="8" table:number-rows-spanned="1" table:style-name="ce135">
            <text:p>Bargeldgewerk: Notenpufferlager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98">
            <text:p>Wartungsfirma:</text:p>
          </table:table-cell>
          <table:table-cell table:number-columns-repeated="2" table:style-name="ce99"/>
          <table:table-cell office:value-type="string" table:number-columns-spanned="8" table:number-rows-spanned="1" table:style-name="ce208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3">
          <table:table-cell office:value-type="string" table:number-columns-spanned="6" table:number-rows-spanned="2" table:style-name="ce211">
            <text:p>Achtung: Arbeiten nur ausführen, wenn keine Werte vorhanden sind.</text:p>
            <text:p/>
            <text:p><text:span text:style-name="T10">Detailierte Wartungsbeschreibungen sind im Wartungsdokument des NPL abgelegt</text:span></text:p>
          </table:table-cell>
          <table:covered-table-cell table:number-columns-repeated="5"/>
          <table:table-cell office:value-type="string" table:number-columns-spanned="1" table:number-rows-spanned="2" table:style-name="ce115">
            <text:p>Wartungs oder Prüfintervall [Jahr]</text:p>
          </table:table-cell>
          <table:table-cell office:value-type="string" table:number-columns-spanned="1" table:number-rows-spanned="2" table:style-name="ce115">
            <text:p>in Ordnung</text:p>
          </table:table-cell>
          <table:table-cell office:value-type="string" table:number-columns-spanned="1" table:number-rows-spanned="2" table:style-name="ce115">
            <text:p>nicht in Ordnung</text:p>
          </table:table-cell>
          <table:table-cell office:value-type="string" table:number-columns-spanned="1" table:number-rows-spanned="2" table:style-name="ce110">
            <text:p>erledigt</text:p>
          </table:table-cell>
          <table:table-cell office:value-type="string" table:number-columns-spanned="1" table:number-rows-spanned="2" table:style-name="ce115">
            <text:p>nicht vorhanden</text:p>
          </table:table-cell>
          <table:table-cell table:number-columns-repeated="16373"/>
        </table:table-row>
        <table:table-row table:style-name="ro4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210">
            <text:p>Prüfarbeiten / Funktionskontrollen</text:p>
          </table:table-cell>
          <table:covered-table-cell table:number-columns-repeated="3"/>
          <table:table-cell table:style-name="ce100"/>
          <table:table-cell table:number-columns-repeated="2" table:style-name="ce6"/>
          <table:table-cell table:number-columns-repeated="4" table:style-name="ce7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56">
            <text:p>Prüfung der Sicherheitseinrichtung, Not-Halt Taster (TK01.01 / .02 / .03 / BU30)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8">
          <table:table-cell office:value-type="string" table:number-columns-spanned="6" table:number-rows-spanned="1" table:style-name="ce156">
            <text:p>Prüfung der Sicherheitseinrichtung, Abdeckung auf Beschädigungen prüfen (TK01.01 / .02 / .03 / BU30)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30">
          <table:table-cell office:value-type="string" table:number-columns-spanned="6" table:number-rows-spanned="1" table:style-name="ce156">
            <text:p>Funktionstest Brandschutztore bei Wareneingang / Warenausgang / Verarbeitung</text:p>
            <text:p>- Brandschutztor 101 (2x)<text:s/></text:p>
            <text:p>- Brandschutztor 102 (2x)</text:p>
            <text:p>- Prüfpunkte: Laufverhalten, Endlagen, Abdichtung, Geräusche, Steuerungsanzeige, Abnutzungsescheinungen,<text:s/></text:p>
          </table:table-cell>
          <table:covered-table-cell table:number-columns-repeated="5"/>
          <table:table-cell office:value-type="string" table:style-name="ce20">
            <text:p>M</text:p>
          </table:table-cell>
          <table:table-cell table:number-columns-repeated="4" table:style-name="ce16"/>
          <table:table-cell table:number-columns-repeated="16373"/>
        </table:table-row>
        <table:table-row table:style-name="ro7">
          <table:table-cell office:value-type="string" table:number-columns-spanned="6" table:number-rows-spanned="1" table:style-name="ce156">
            <text:p>Zustandsprüfung<text:s/><text:span text:style-name="T9">IT Infrastruktur</text:span><text:s/>gemäss Wartungsdokument<text:s/></text:p>
            <text:p>"Service- und Wartungsplan IT Infrastruktur"</text:p>
          </table:table-cell>
          <table:covered-table-cell table:number-columns-repeated="5"/>
          <table:table-cell office:value-type="string" table:style-name="ce20">
            <text:p>W</text:p>
          </table:table-cell>
          <table:table-cell table:number-columns-repeated="4" table:style-name="ce16"/>
          <table:table-cell table:number-columns-repeated="16373"/>
        </table:table-row>
        <table:table-row table:style-name="ro31">
          <table:table-cell office:value-type="string" table:number-columns-spanned="6" table:number-rows-spanned="1" table:style-name="ce156">
            <text:p><text:span text:style-name="T9">Pneumatikzentrale</text:span><text:s/>für alle unterschiedlichen Anlagebereiche in Steigzone auf Funktion, genügend Druck, Dichtheit prüfen</text:p>
            <text:p>- Kondensatabscheider</text:p>
            <text:p>- Not-Halt Entlüftungsventil</text:p>
            <text:p>- Druckregelventil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29"/>
          <table:table-cell table:number-columns-repeated="16373" table:style-name="ce30"/>
        </table:table-row>
        <table:table-row table:style-name="ro32">
          <table:table-cell office:value-type="string" table:number-columns-spanned="6" table:number-rows-spanned="1" table:style-name="ce156">
            <text:p>Zustand und Funktion der Rollenantriebe in der<text:s/><text:span text:style-name="T9">Fördertechnik</text:span><text:s/>prüfen</text:p>
            <text:p>- Antriebsriemen (Risse, Abnutzung)</text:p>
            <text:p>- Motorrollen (Laufruhe, Leichtgängigkeit, Lagerzustand)</text:p>
            <text:p>- Befestigung (Klipp, Verschraubung)</text:p>
            <text:p/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33">
          <table:table-cell office:value-type="string" table:number-columns-spanned="6" table:number-rows-spanned="1" table:style-name="ce156">
            <text:p>Zustand und Funktion aller<text:s/><text:span text:style-name="T9">Hubstopper</text:span><text:s/>in der Fördetechnik prüfen</text:p>
            <text:p>- Dichtheit der Ventile</text:p>
            <text:p>- Bewegungsgeschwindigkeit, Endanschlag des Balkens (Pneumatikzylinder)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34">
          <table:table-cell office:value-type="string" table:number-columns-spanned="6" table:number-rows-spanned="1" table:style-name="ce156">
            <text:p>Zustand und Funktion aller<text:s/><text:span text:style-name="T9">Gurtumsetzer</text:span><text:s/>prüfen</text:p>
            <text:p>- Mechanische Spannung der Antriebsriemen beim Schwert (Flachriemen)</text:p>
            <text:p>- Dichtheit der Ventile</text:p>
            <text:p>- Mechanische Bewegung der einzelnen Schwerter (Pneumatikzylinder)</text:p>
            <text:p>- Antriebsketten der Schwerter</text:p>
            <text:p>- Antriebsriemen</text:p>
            <text:p>- Asynchronmotor inkl. Mechanik (Kann manuell per Schütz angesteuert werden)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35">
          <table:table-cell office:value-type="string" table:number-columns-spanned="6" table:number-rows-spanned="1" table:style-name="ce156">
            <text:p>Zustand, Funktion, Ausrichtung aller<text:s/><text:span text:style-name="T9">Sensoren</text:span><text:s/>auf Reflektoren, Sicherheits-Lichtgitter kontrollieren</text:p>
            <text:p>- Fördertechnik</text:p>
            <text:p>- OSR</text:p>
            <text:p>- Behälterlifte</text:p>
            <text:p>- OSR-Lifte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29">
          <table:table-cell office:value-type="string" table:number-columns-spanned="6" table:number-rows-spanned="1" table:style-name="ce157">
            <text:p>Zustand und Funktion des<text:s/><text:span text:style-name="T9">EBG/Shuttleliftes</text:span><text:s/>für Shuttletausch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30">
          <table:table-cell office:value-type="string" table:number-columns-spanned="6" table:number-rows-spanned="1" table:style-name="ce156">
            <text:p>Zustand und Funktion<text:s/><text:span text:style-name="T9">OSR-Lifte</text:span></text:p>
            <text:p>- Motor, Kupplung (Laufruhe, Geräusche, mech. Befestigung)</text:p>
            <text:p>- Antriebswelle (Laufruhe,Abnutzung)</text:p>
            <text:p>- Hubzahnriemen (Geradelauf, Spannung, Abnutzung)</text:p>
            <text:p>- Umlenkrolle (Laufruhe, Abnutzung)</text:p>
            <text:p>- Schleppkette (Kabellauf)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36">
          <table:table-cell office:value-type="string" table:number-columns-spanned="6" table:number-rows-spanned="1" table:style-name="ce156">
            <text:p>Zustand und Funktion<text:s/><text:span text:style-name="T9">Behälterlift/Liftplattform</text:span></text:p>
            <text:p>- Bewegung Liftplattform (Laufruhe, Vibrationen, Geräusche)</text:p>
            <text:p>- Motor, Kupplung (Laufruhe, Geräusche, mech. Befestigung)</text:p>
            <text:p>- Antriebswelle (Laufruhe,Abnutzung)</text:p>
            <text:p>- Hubzahnriemen (Geradelauf, Spannung, Abnutzung)</text:p>
            <text:p>- Umlenkrolle (Laufruhe, Abnutzung)</text:p>
            <text:p>- Schleppkette (Kabellauf)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36">
          <table:table-cell office:value-type="string" table:number-columns-spanned="6" table:number-rows-spanned="1" table:style-name="ce156">
            <text:p>Zustand und Funktion an<text:s/><text:span text:style-name="T9">EBG/Shuttle 01 - 13</text:span></text:p>
            <text:p>- Sensoren, Distanzen</text:p>
            <text:p>- Laufräder für Längs- und Querfahrwerk, Seitenführungsrad (Lagerung, Laufruhe)</text:p>
            <text:p>- Teleskoparme, Antriebkette</text:p>
            <text:p>- Drehgeber, Induktivgeber</text:p>
            <text:p>- Gassenfahrt, Quergassenfahrt, Behälterentnahme, Behältereinlagerung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3">
          <table:table-cell office:value-type="string" table:number-columns-spanned="6" table:number-rows-spanned="1" table:style-name="ce156">
            <text:p>Zustand und Funktion der<text:s/><text:span text:style-name="T9">Schutzvorrichtung</text:span><text:s/>zu den Gassenbereichen</text:p>
            <text:p>- Knapp-Lock</text:p>
            <text:p>- Not-Halt Taster</text:p>
            <text:p>- Schutzzaun, Schutzabdeckung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3">
          <table:table-cell table:style-name="ce32"/>
          <table:table-cell table:number-columns-repeated="5" table:style-name="ce44"/>
          <table:table-cell table:style-name="ce45"/>
          <table:table-cell table:number-columns-repeated="4" table:style-name="ce46"/>
          <table:table-cell table:number-columns-repeated="16373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10" table:style-name="ce35"/>
          <table:table-cell table:number-columns-repeated="16373"/>
        </table:table-row>
        <table:table-row table:style-name="ro9">
          <table:table-cell table:number-columns-repeated="11" table:style-name="ce35"/>
          <table:table-cell table:number-columns-repeated="16373"/>
        </table:table-row>
        <table:table-row table:style-name="ro9">
          <table:table-cell table:style-name="ce34"/>
          <table:table-cell table:number-columns-repeated="5" table:style-name="ce33"/>
          <table:table-cell table:style-name="ce53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1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0"/>
          <table:table-cell table:number-columns-repeated="16373"/>
        </table:table-row>
        <table:table-row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1"/>
          <table:table-cell table:number-columns-repeated="16373"/>
        </table:table-row>
        <table:table-row table:number-rows-repeated="2" table:style-name="ro9">
          <table:table-cell table:number-columns-repeated="11" table:style-name="ce52"/>
          <table:table-cell table:number-columns-repeated="16373"/>
        </table:table-row>
        <table:table-row table:style-name="ro9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0"/>
          <table:table-cell table:number-columns-repeated="16373"/>
        </table:table-row>
        <table:table-row table:style-name="ro9">
          <table:table-cell office:value-type="string" table:style-name="ce36">
            <text:p>Wartungsarbeiten TK01.01 / .02 / .03</text:p>
          </table:table-cell>
          <table:table-cell table:number-columns-repeated="5" table:style-name="ce36"/>
          <table:table-cell table:style-name="ce37"/>
          <table:table-cell table:number-columns-repeated="4" table:style-name="ce38"/>
          <table:table-cell table:number-columns-repeated="16373"/>
        </table:table-row>
        <table:table-row table:style-name="ro37">
          <table:table-cell office:value-type="string" table:number-columns-spanned="6" table:number-rows-spanned="1" table:style-name="ce156">
            <text:p>Reinigung der Fördertechnik</text:p>
            <text:p>- Barcodescanner (mittels trockenem, fusselfreiem Tuch)</text:p>
            <text:p>- Optische Sensoren / Reflektoren (mittels trockenem, fusselfreiem Tuch)</text:p>
            <text:p>- Antriebsriemen</text:p>
            <text:p>- Antriebsrollen</text:p>
            <text:p>- Gurtumsetzer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38">
          <table:table-cell office:value-type="string" table:number-columns-spanned="6" table:number-rows-spanned="1" table:style-name="ce156">
            <text:p>Reinigung dezentraler Steuerschränke mittels Staubsauger, Filtermattenaustausch</text:p>
            <text:p>- VERW: F01.GB01</text:p>
            <text:p>- WA: F01.GB02</text:p>
            <text:p>- WE: F01.GB03</text:p>
            <text:p>- Steigzone: F01.GB04 / F01.GB05 / F01.1 / F01.2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1">
          <table:table-cell office:value-type="string" table:number-columns-spanned="6" table:number-rows-spanned="1" table:style-name="ce156">
            <text:p>Reinigung dezentraler Steuerschrank Brandschutztore (Stöbich)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1">
          <table:table-cell office:value-type="string" table:number-columns-spanned="6" table:number-rows-spanned="1" table:style-name="ce156">
            <text:p>Reinigung dezentraler Steuerschrank Tresorschieber (Hügli)</text:p>
          </table:table-cell>
          <table:covered-table-cell table:number-columns-repeated="5"/>
          <table:table-cell office:value-type="string" table:style-name="ce20">
            <text:p>J</text:p>
          </table:table-cell>
          <table:table-cell table:number-columns-repeated="4" table:style-name="ce16"/>
          <table:table-cell table:number-columns-repeated="16373"/>
        </table:table-row>
        <table:table-row table:style-name="ro1">
          <table:table-cell office:value-type="string" table:style-name="ce6">
            <text:p>Wartungsarbeiten OSR U30</text:p>
          </table:table-cell>
          <table:table-cell table:number-columns-repeated="3" table:style-name="ce6"/>
          <table:table-cell table:style-name="ce9"/>
          <table:table-cell table:style-name="ce6"/>
          <table:table-cell table:style-name="ce21"/>
          <table:table-cell table:number-columns-repeated="4" table:style-name="ce7"/>
          <table:table-cell table:number-columns-repeated="16373"/>
        </table:table-row>
        <table:table-row table:style-name="ro6">
          <table:table-cell office:value-type="string" table:number-columns-spanned="6" table:number-rows-spanned="1" table:style-name="ce156">
            <text:p>Reinigung<text:s/><text:span text:style-name="T9">dezentraler Steuerschränke<text:s/></text:span>mittels Staubsauger, Filtermattenaustausch</text:p>
            <text:p>- SH01.04+BHLF1</text:p>
            <text:p>- SH01.01+F1</text:p>
            <text:p>- SH01.01+SUV01</text:p>
            <text:p>- SH01.02+SUV01</text:p>
            <text:p>- SH01.03+SUV01</text:p>
            <text:p/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56">
            <text:p>Reinigungsarbeiten in den<text:s/><text:span text:style-name="T9">Gassenbereichen</text:span></text:p>
            <text:p>- Knapp-Lock</text:p>
            <text:p>- Quergangüberwachungssensoren</text:p>
            <text:p>- Reflektorfolien</text:p>
            <text:p>- Fahrprofil</text:p>
            <text:p>- Stromschienen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27"/>
          <table:table-cell table:number-columns-repeated="16373"/>
        </table:table-row>
        <table:table-row table:style-name="ro1">
          <table:table-cell office:value-type="string" table:number-columns-spanned="6" table:number-rows-spanned="1" table:style-name="ce156">
            <text:p>Reinigungsarbeiten im<text:s/><text:span text:style-name="T9">OSR Shuttle-Lift Zwischenpuffer</text:span></text:p>
            <text:p>- Optische Sensoren, Reflektoren</text:p>
            <text:p>- Gabellichtschranke</text:p>
            <text:p>- Sicherheitslichtgitter</text:p>
            <text:p>- Keilrippenriemen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office:value-type="string" table:number-columns-spanned="6" table:number-rows-spanned="1" table:style-name="ce156">
            <text:p>Reinigungsarbeiten an<text:s/><text:span text:style-name="T9">EBG/Shuttle 01 - 13</text:span></text:p>
            <text:p>- Sensoren, Reflektoren</text:p>
            <text:p>- Gleitleiste, Schleifer, Laufräder</text:p>
            <text:p>- LED-Steifen, Shuttlegehäuse</text:p>
            <text:p>- Teleskoparme, Antriebkette</text:p>
          </table:table-cell>
          <table:covered-table-cell table:number-columns-repeated="5"/>
          <table:table-cell office:value-type="string" table:style-name="ce20">
            <text:p>6M</text:p>
          </table:table-cell>
          <table:table-cell table:number-columns-repeated="4" table:style-name="ce16"/>
          <table:table-cell table:number-columns-repeated="16373" table:style-name="ce17"/>
        </table:table-row>
        <table:table-row table:style-name="ro1">
          <table:table-cell table:number-columns-repeated="7" table:style-name="ce17"/>
          <table:table-cell table:number-columns-repeated="4" table:style-name="ce18"/>
          <table:table-cell table:number-columns-repeated="16373"/>
        </table:table-row>
        <table:table-row table:style-name="ro39">
          <table:table-cell office:value-type="string" table:style-name="ce54">
            <text:p>Bemerkungen:</text:p>
          </table:table-cell>
          <table:table-cell table:number-columns-repeated="10" table:style-name="ce35"/>
          <table:table-cell table:number-columns-repeated="16373" table:style-name="ce17"/>
        </table:table-row>
        <table:table-row table:style-name="ro40">
          <table:table-cell table:number-columns-repeated="11" table:style-name="ce35"/>
          <table:table-cell table:number-columns-repeated="16373" table:style-name="ce28"/>
        </table:table-row>
        <table:table-row table:style-name="ro40">
          <table:table-cell table:style-name="ce34"/>
          <table:table-cell table:number-columns-repeated="5" table:style-name="ce33"/>
          <table:table-cell table:style-name="ce53"/>
          <table:table-cell table:number-columns-repeated="4" table:style-name="ce52"/>
          <table:table-cell table:number-columns-repeated="16373"/>
        </table:table-row>
        <table:table-row table:style-name="ro40">
          <table:table-cell table:number-columns-repeated="11" table:style-name="ce52"/>
          <table:table-cell table:number-columns-repeated="16373"/>
        </table:table-row>
        <table:table-row table:style-name="ro40">
          <table:table-cell table:style-name="ce31"/>
          <table:table-cell table:number-columns-repeated="5" table:style-name="ce48"/>
          <table:table-cell table:style-name="ce49"/>
          <table:table-cell table:number-columns-repeated="4" table:style-name="ce51"/>
          <table:table-cell table:number-columns-repeated="16373" table:style-name="ce17"/>
        </table:table-row>
        <table:table-row table:style-name="ro40">
          <table:table-cell table:number-columns-repeated="11" table:style-name="ce52"/>
          <table:table-cell table:number-columns-repeated="16373"/>
        </table:table-row>
        <table:table-row table:number-rows-repeated="5" table:style-name="ro9">
          <table:table-cell table:number-columns-repeated="7" table:style-name="ce17"/>
          <table:table-cell table:number-columns-repeated="4" table:style-name="ce18"/>
          <table:table-cell table:number-columns-repeated="16373"/>
        </table:table-row>
        <table:table-row table:number-rows-repeated="3" table:style-name="ro1">
          <table:table-cell table:number-columns-repeated="7" table:style-name="ce17"/>
          <table:table-cell table:number-columns-repeated="4" table:style-name="ce18"/>
          <table:table-cell table:number-columns-repeated="16373" table:style-name="ce17"/>
        </table:table-row>
        <table:table-row table:number-rows-repeated="5" table:style-name="ro1">
          <table:table-cell table:number-columns-repeated="7" table:style-name="ce1"/>
          <table:table-cell table:number-columns-repeated="4" table:style-name="ce8"/>
          <table:table-cell table:number-columns-repeated="16373" table:style-name="ce17"/>
        </table:table-row>
        <table:table-row table:number-rows-repeated="2" table:style-name="ro1">
          <table:table-cell table:number-columns-repeated="7" table:style-name="ce1"/>
          <table:table-cell table:number-columns-repeated="4" table:style-name="ce8"/>
          <table:table-cell table:number-columns-repeated="16373"/>
        </table:table-row>
        <table:table-row table:number-rows-repeated="16" table:style-name="ro1">
          <table:table-cell table:number-columns-repeated="7"/>
          <table:table-cell table:number-columns-repeated="4" table:style-name="ce8"/>
          <table:table-cell table:number-columns-repeated="16373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Titles" table:cell-range-address="NPL.$A$3:NPL.$XFD$4" table:base-cell-address="NPL.$A$1"/>
        </table:named-expressions>
      </table:table>
      <table:table table:name="BPS_M7" table:style-name="ta6">
        <table:table-column table:style-name="co1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" table:default-cell-style-name="ce1"/>
        <table:table-column table:style-name="co11" table:default-cell-style-name="ce1"/>
        <table:table-column table:style-name="co13" table:default-cell-style-name="ce76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Datum:</text:p>
          </table:table-cell>
          <table:table-cell table:number-columns-repeated="2" table:style-name="ce5"/>
          <table:table-cell office:value-type="string" table:number-columns-spanned="8" table:number-rows-spanned="1" table:style-name="ce159">
            <text:p>Bargeldgewerk: <text:s text:c="4"/>BPS M7<text:s/>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 office:value-type="string" table:style-name="ce2">
            <text:p>Wartungsfirma:</text:p>
          </table:table-cell>
          <table:table-cell table:number-columns-repeated="2" table:style-name="ce3"/>
          <table:table-cell office:value-type="string" table:number-columns-spanned="8" table:number-rows-spanned="1" table:style-name="ce160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3">
          <table:table-cell office:value-type="string" table:number-columns-spanned="6" table:number-rows-spanned="2" table:style-name="ce223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224">
            <text:p>Wartungshandbuch</text:p>
          </table:table-cell>
          <table:table-cell office:value-type="string" table:number-columns-spanned="1" table:number-rows-spanned="2" table:style-name="ce225">
            <text:p>in Ordnung</text:p>
          </table:table-cell>
          <table:table-cell office:value-type="string" table:number-columns-spanned="1" table:number-rows-spanned="2" table:style-name="ce225">
            <text:p>nicht in Ordnung</text:p>
          </table:table-cell>
          <table:table-cell office:value-type="string" table:number-columns-spanned="1" table:number-rows-spanned="2" table:style-name="ce226">
            <text:p>erledigt</text:p>
          </table:table-cell>
          <table:table-cell table:number-columns-spanned="1" table:number-rows-spanned="2" table:style-name="ce225"/>
          <table:table-cell table:number-columns-repeated="16373"/>
        </table:table-row>
        <table:table-row table:style-name="ro4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222">
            <text:p>Bei ausgeschalteter Maschine</text:p>
          </table:table-cell>
          <table:covered-table-cell table:number-columns-repeated="3"/>
          <table:table-cell table:style-name="ce9"/>
          <table:table-cell table:style-name="ce6"/>
          <table:table-cell table:style-name="ce67"/>
          <table:table-cell table:number-columns-repeated="4" table:style-name="ce7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Rundriemen im Eingabemodul tauschen<text:s/></text:p>
          </table:table-cell>
          <table:covered-table-cell table:number-columns-repeated="5"/>
          <table:table-cell office:value-type="float" office:value="73" table:style-name="ce68">
            <text:p>73</text:p>
          </table:table-cell>
          <table:table-cell table:number-columns-repeated="4" table:style-name="ce16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Rundriemen im OM, DM und SM prüfen</text:p>
          </table:table-cell>
          <table:covered-table-cell table:number-columns-repeated="5"/>
          <table:table-cell office:value-type="float" office:value="73" table:style-name="ce68">
            <text:p>73</text:p>
          </table:table-cell>
          <table:table-cell table:number-columns-repeated="4" table:style-name="ce16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Doppelspurbanderolierer reinigen und justieren</text:p>
          </table:table-cell>
          <table:covered-table-cell table:number-columns-repeated="5"/>
          <table:table-cell office:value-type="float" office:value="79" table:style-name="ce68">
            <text:p>79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Flach- Zahnriemen Hauptantrieb prüfen</text:p>
          </table:table-cell>
          <table:covered-table-cell table:number-columns-repeated="5"/>
          <table:table-cell office:value-type="float" office:value="87" table:style-name="ce68">
            <text:p>87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Rotor und Vereinzlerwalze reinig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Rotor und Stator der Rückhaltewalze reinigen</text:p>
          </table:table-cell>
          <table:covered-table-cell table:number-columns-repeated="5"/>
          <table:table-cell office:value-type="float" office:value="68" table:style-name="ce68">
            <text:p>68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BN-Eingabebereich prüf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Lichtschranken Schiebetürenüberwachung reinigen</text:p>
          </table:table-cell>
          <table:covered-table-cell table:number-columns-repeated="5"/>
          <table:table-cell office:value-type="float" office:value="61" table:style-name="ce68">
            <text:p>61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Banknotenweichen prüfen</text:p>
          </table:table-cell>
          <table:covered-table-cell table:number-columns-repeated="5"/>
          <table:table-cell office:value-type="float" office:value="89" table:style-name="ce68">
            <text:p>89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77">
            <text:p>Bündler prüfen</text:p>
          </table:table-cell>
          <table:covered-table-cell table:number-columns-repeated="5"/>
          <table:table-cell office:value-type="float" office:value="90" table:style-name="ce68">
            <text:p>90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Shredder prüfen</text:p>
          </table:table-cell>
          <table:covered-table-cell table:number-columns-repeated="5"/>
          <table:table-cell office:value-type="float" office:value="140" table:style-name="ce68">
            <text:p>140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77">
            <text:p>Leitbleche und Weichenflügel im Shredderbereich <text:s text:c="2"/>prüf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77">
            <text:p>Filtermatten der Lüfter reinigen</text:p>
          </table:table-cell>
          <table:covered-table-cell table:number-columns-repeated="5"/>
          <table:table-cell office:value-type="float" office:value="99" table:style-name="ce68">
            <text:p>99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77">
            <text:p>Warnzeichen prüfen</text:p>
          </table:table-cell>
          <table:covered-table-cell table:number-columns-repeated="5"/>
          <table:table-cell office:value-type="float" office:value="94" table:style-name="ce68">
            <text:p>94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77">
            <text:p>Staplerscheiben reinigen</text:p>
          </table:table-cell>
          <table:covered-table-cell table:number-columns-repeated="5"/>
          <table:table-cell office:value-type="float" office:value="66" table:style-name="ce68">
            <text:p>66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77">
            <text:p>Flachriemen reinig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3">
          <table:table-cell table:style-name="ce40"/>
          <table:table-cell table:number-columns-repeated="5" table:style-name="ce44"/>
          <table:table-cell table:style-name="ce69"/>
          <table:table-cell table:number-columns-repeated="16377" table:style-name="ce1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5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style-name="ce43"/>
          <table:table-cell table:number-columns-repeated="5" table:style-name="ce41"/>
          <table:table-cell table:style-name="ce71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6" table:style-name="ce52"/>
          <table:table-cell table:style-name="ce72"/>
          <table:table-cell table:number-columns-repeated="4" table:style-name="ce52"/>
          <table:table-cell table:number-columns-repeated="16373"/>
        </table:table-row>
        <table:table-row table:style-name="ro9">
          <table:table-cell table:style-name="ce42"/>
          <table:table-cell table:number-columns-repeated="5" table:style-name="ce48"/>
          <table:table-cell table:style-name="ce73"/>
          <table:table-cell table:number-columns-repeated="4" table:style-name="ce51"/>
          <table:table-cell table:number-columns-repeated="16373"/>
        </table:table-row>
        <table:table-row table:style-name="ro9">
          <table:table-cell table:number-columns-repeated="6" table:style-name="ce52"/>
          <table:table-cell table:style-name="ce72"/>
          <table:table-cell table:number-columns-repeated="4" table:style-name="ce52"/>
          <table:table-cell table:number-columns-repeated="16373"/>
        </table:table-row>
        <table:table-row table:style-name="ro9">
          <table:table-cell table:style-name="ce42"/>
          <table:table-cell table:number-columns-repeated="5" table:style-name="ce48"/>
          <table:table-cell table:style-name="ce73"/>
          <table:table-cell table:number-columns-repeated="4" table:style-name="ce50"/>
          <table:table-cell table:number-columns-repeated="16373"/>
        </table:table-row>
        <table:table-row table:style-name="ro9">
          <table:table-cell table:style-name="ce40"/>
          <table:table-cell table:number-columns-repeated="5" table:style-name="ce44"/>
          <table:table-cell table:style-name="ce69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2">
          <table:table-cell office:value-type="string" table:style-name="ce84">
            <text:p>Bei eingeschalteter Maschine</text:p>
          </table:table-cell>
          <table:table-cell table:style-name="ce84"/>
          <table:table-cell table:number-columns-repeated="4" table:style-name="ce83"/>
          <table:table-cell table:style-name="ce79"/>
          <table:table-cell table:number-columns-repeated="4" table:style-name="ce85"/>
          <table:table-cell table:number-columns-repeated="16373" table:style-name="ce78"/>
        </table:table-row>
        <table:table-row table:style-name="ro23">
          <table:table-cell office:value-type="string" table:number-columns-spanned="6" table:number-rows-spanned="2" table:style-name="ce219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168">
            <text:p>Wartungshandbuch</text:p>
          </table:table-cell>
          <table:table-cell office:value-type="string" table:number-columns-spanned="1" table:number-rows-spanned="2" table:style-name="ce115">
            <text:p>in Ordnung</text:p>
          </table:table-cell>
          <table:table-cell office:value-type="string" table:number-columns-spanned="1" table:number-rows-spanned="2" table:style-name="ce115">
            <text:p>nicht in Ordnung</text:p>
          </table:table-cell>
          <table:table-cell office:value-type="string" table:number-columns-spanned="1" table:number-rows-spanned="2" table:style-name="ce110">
            <text:p>erledigt</text:p>
          </table:table-cell>
          <table:table-cell table:number-columns-spanned="1" table:number-rows-spanned="2" table:style-name="ce115"/>
          <table:table-cell table:number-columns-repeated="16373"/>
        </table:table-row>
        <table:table-row table:style-name="ro41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Shredder - Sicherheitsbereich prüfen</text:p>
          </table:table-cell>
          <table:covered-table-cell table:number-columns-repeated="5"/>
          <table:table-cell office:value-type="float" office:value="148" table:style-name="ce68">
            <text:p>148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Luftleitplatte und Reflextaster prüfen</text:p>
          </table:table-cell>
          <table:covered-table-cell table:number-columns-repeated="5"/>
          <table:table-cell office:value-type="float" office:value="103" table:style-name="ce68">
            <text:p>103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Unterdrucksystem prüf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Lüfter prüfen</text:p>
          </table:table-cell>
          <table:covered-table-cell table:number-columns-repeated="5"/>
          <table:table-cell office:value-type="float" office:value="102" table:style-name="ce68">
            <text:p>102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3">
          <table:table-cell table:style-name="ce40"/>
          <table:table-cell table:number-columns-repeated="5" table:style-name="ce44"/>
          <table:table-cell table:style-name="ce69"/>
          <table:table-cell table:number-columns-repeated="16377" table:style-name="ce1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5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style-name="ce43"/>
          <table:table-cell table:number-columns-repeated="5" table:style-name="ce41"/>
          <table:table-cell table:style-name="ce71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6" table:style-name="ce80"/>
          <table:table-cell table:style-name="ce81"/>
          <table:table-cell table:number-columns-repeated="4" table:style-name="ce80"/>
          <table:table-cell table:number-columns-repeated="16373"/>
        </table:table-row>
        <table:table-row table:style-name="ro1">
          <table:table-cell table:number-columns-repeated="6" table:style-name="ce17"/>
          <table:table-cell table:style-name="ce74"/>
          <table:table-cell table:number-columns-repeated="4" table:style-name="ce18"/>
          <table:table-cell table:number-columns-repeated="16373" table:style-name="ce17"/>
        </table:table-row>
        <table:table-row table:style-name="ro2">
          <table:table-cell office:value-type="string" table:style-name="ce86">
            <text:p>Bei laufender Maschine</text:p>
          </table:table-cell>
          <table:table-cell table:number-columns-repeated="3" table:style-name="ce21"/>
          <table:table-cell table:style-name="ce87"/>
          <table:table-cell table:style-name="ce21"/>
          <table:table-cell table:style-name="ce75"/>
          <table:table-cell table:number-columns-repeated="4" table:style-name="ce88"/>
          <table:table-cell table:number-columns-repeated="16373" table:style-name="ce78"/>
        </table:table-row>
        <table:table-row table:style-name="ro23">
          <table:table-cell office:value-type="string" table:number-columns-spanned="6" table:number-rows-spanned="2" table:style-name="ce219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168">
            <text:p>Wartungshandbuch</text:p>
          </table:table-cell>
          <table:table-cell office:value-type="string" table:number-columns-spanned="1" table:number-rows-spanned="2" table:style-name="ce115">
            <text:p>in Ordnung</text:p>
          </table:table-cell>
          <table:table-cell office:value-type="string" table:number-columns-spanned="1" table:number-rows-spanned="2" table:style-name="ce115">
            <text:p>nicht in Ordnung</text:p>
          </table:table-cell>
          <table:table-cell office:value-type="string" table:number-columns-spanned="1" table:number-rows-spanned="2" table:style-name="ce110">
            <text:p>erledigt</text:p>
          </table:table-cell>
          <table:table-cell table:number-columns-spanned="1" table:number-rows-spanned="2" table:style-name="ce115"/>
          <table:table-cell table:number-columns-repeated="16373"/>
        </table:table-row>
        <table:table-row table:style-name="ro41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Rundriemen auf Gleichlauf überprüf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89"/>
          <table:table-cell table:number-columns-repeated="16373" table:style-name="ce28"/>
        </table:table-row>
        <table:table-row table:style-name="ro9">
          <table:table-cell office:value-type="string" table:number-columns-spanned="6" table:number-rows-spanned="1" table:style-name="ce121">
            <text:p>Transport- und Antriebsrollen prüfen</text:p>
          </table:table-cell>
          <table:covered-table-cell table:number-columns-repeated="5"/>
          <table:table-cell office:value-type="float" office:value="109" table:style-name="ce68">
            <text:p>109</text:p>
          </table:table-cell>
          <table:table-cell table:number-columns-repeated="4" table:style-name="ce90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Banderolendruckköpfe und Farbbänder prüfen</text:p>
          </table:table-cell>
          <table:covered-table-cell table:number-columns-repeated="5"/>
          <table:table-cell office:value-type="float" office:value="112" table:style-name="ce68">
            <text:p>112</text:p>
          </table:table-cell>
          <table:table-cell table:number-columns-repeated="4" table:style-name="ce90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Banderolierungsvorgang prüf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90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Shredder- Saugluftüberwachung prüfen</text:p>
          </table:table-cell>
          <table:covered-table-cell table:number-columns-repeated="5"/>
          <table:table-cell office:value-type="float" office:value="150" table:style-name="ce68">
            <text:p>150</text:p>
          </table:table-cell>
          <table:table-cell table:number-columns-repeated="4" table:style-name="ce90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Sicherheitseinrichtung prüfen</text:p>
          </table:table-cell>
          <table:covered-table-cell table:number-columns-repeated="5"/>
          <table:table-cell office:value-type="float" office:value="106" table:style-name="ce68">
            <text:p>106</text:p>
          </table:table-cell>
          <table:table-cell table:number-columns-repeated="4" table:style-name="ce90"/>
          <table:table-cell table:number-columns-repeated="16373"/>
        </table:table-row>
        <table:table-row table:style-name="ro1">
          <table:table-cell table:number-columns-repeated="6" table:style-name="ce17"/>
          <table:table-cell table:style-name="ce74"/>
          <table:table-cell table:number-columns-repeated="4" table:style-name="ce18"/>
          <table:table-cell table:number-columns-repeated="16373" table:style-name="ce17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5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style-name="ce43"/>
          <table:table-cell table:number-columns-repeated="5" table:style-name="ce41"/>
          <table:table-cell table:style-name="ce71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6" table:style-name="ce80"/>
          <table:table-cell table:style-name="ce81"/>
          <table:table-cell table:number-columns-repeated="4" table:style-name="ce80"/>
          <table:table-cell table:number-columns-repeated="16373"/>
        </table:table-row>
        <table:table-row table:style-name="ro9">
          <table:table-cell table:style-name="ce40"/>
          <table:table-cell table:number-columns-repeated="5" table:style-name="ce44"/>
          <table:table-cell table:style-name="ce69"/>
          <table:table-cell table:number-columns-repeated="4" table:style-name="ce47"/>
          <table:table-cell table:number-columns-repeated="16373"/>
        </table:table-row>
        <table:table-row table:style-name="ro2">
          <table:table-cell office:value-type="string" table:style-name="ce86">
            <text:p>Benötigte Artikel</text:p>
          </table:table-cell>
          <table:table-cell table:number-columns-repeated="3" table:style-name="ce21"/>
          <table:table-cell table:style-name="ce87"/>
          <table:table-cell table:style-name="ce21"/>
          <table:table-cell table:style-name="ce75"/>
          <table:table-cell table:number-columns-repeated="4" table:style-name="ce88"/>
          <table:table-cell table:number-columns-repeated="16373" table:style-name="ce78"/>
        </table:table-row>
        <table:table-row table:style-name="ro23">
          <table:table-cell office:value-type="string" table:number-columns-spanned="6" table:number-rows-spanned="2" table:style-name="ce221">
            <text:p>Artikel <text:s text:c="71"/>Artikelnummer</text:p>
          </table:table-cell>
          <table:covered-table-cell table:number-columns-repeated="5"/>
          <table:table-cell office:value-type="string" table:number-columns-spanned="2" table:number-rows-spanned="2" table:style-name="ce220">
            <text:p>Anzahl</text:p>
          </table:table-cell>
          <table:covered-table-cell/>
          <table:table-cell office:value-type="string" table:number-columns-spanned="2" table:number-rows-spanned="2" table:style-name="ce110">
            <text:p>Lagerort</text:p>
          </table:table-cell>
          <table:covered-table-cell/>
          <table:table-cell table:number-columns-spanned="1" table:number-rows-spanned="2" table:style-name="ce115"/>
          <table:table-cell table:number-columns-repeated="16373"/>
        </table:table-row>
        <table:table-row table:style-name="ro42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3467 (M415)</text:p>
          </table:table-cell>
          <table:covered-table-cell table:number-columns-repeated="3"/>
          <table:table-cell office:value-type="string" table:number-columns-spanned="2" table:number-rows-spanned="1" table:style-name="ce121">
            <text:p>262 407 001<text:s text:c="3"/>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8">
            <text:p>2I</text:p>
          </table:table-cell>
          <table:covered-table-cell/>
          <table:table-cell table:style-name="ce82"/>
          <table:table-cell table:number-columns-repeated="16373" table:style-name="ce28"/>
        </table:table-row>
        <table:table-row table:style-name="ro9">
          <table:table-cell office:value-type="string" table:number-columns-spanned="4" table:number-rows-spanned="1" table:style-name="ce121">
            <text:p>Rundriemen L = 2409 (M414)</text:p>
          </table:table-cell>
          <table:covered-table-cell table:number-columns-repeated="3"/>
          <table:table-cell office:value-type="string" table:number-columns-spanned="2" table:number-rows-spanned="1" table:style-name="ce177">
            <text:p>263 536 001<text:s text:c="3"/>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2I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2135 (M402)</text:p>
          </table:table-cell>
          <table:covered-table-cell table:number-columns-repeated="3"/>
          <table:table-cell office:value-type="string" table:number-columns-spanned="2" table:number-rows-spanned="1" table:style-name="ce177">
            <text:p>262 507 001<text:s text:c="3"/>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2I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1510 (M306)</text:p>
          </table:table-cell>
          <table:covered-table-cell table:number-columns-repeated="3"/>
          <table:table-cell office:value-type="string" table:number-columns-spanned="2" table:number-rows-spanned="1" table:style-name="ce177">
            <text:p>117 363 001<text:s text:c="3"/>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2I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990 (M376)</text:p>
          </table:table-cell>
          <table:covered-table-cell table:number-columns-repeated="3"/>
          <table:table-cell office:value-type="string" table:number-columns-spanned="2" table:number-rows-spanned="1" table:style-name="ce177">
            <text:p>268 909 001<text:s text:c="3"/></text:p>
          </table:table-cell>
          <table:covered-table-cell/>
          <table:table-cell office:value-type="float" office:value="2" table:number-columns-spanned="2" table:number-rows-spanned="1" table:style-name="ce216">
            <text:p>2</text:p>
          </table:table-cell>
          <table:covered-table-cell/>
          <table:table-cell office:value-type="string" table:number-columns-spanned="2" table:number-rows-spanned="1" table:style-name="ce215">
            <text:p>2I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297 (M281)</text:p>
          </table:table-cell>
          <table:covered-table-cell table:number-columns-repeated="3"/>
          <table:table-cell office:value-type="string" table:number-columns-spanned="2" table:number-rows-spanned="1" table:style-name="ce177">
            <text:p>244 040 001<text:s text:c="3"/>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2I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248 (M280)</text:p>
          </table:table-cell>
          <table:covered-table-cell table:number-columns-repeated="3"/>
          <table:table-cell office:value-type="string" table:number-columns-spanned="2" table:number-rows-spanned="1" table:style-name="ce177">
            <text:p>156 537 011<text:s text:c="3"/>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2I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Klemmrollen</text:p>
          </table:table-cell>
          <table:covered-table-cell table:number-columns-repeated="3"/>
          <table:table-cell office:value-type="string" table:number-columns-spanned="2" table:number-rows-spanned="1" table:style-name="ce177">
            <text:p>272 900 011<text:s text:c="3"/>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1A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Kugellager 6001-2RSH</text:p>
          </table:table-cell>
          <table:covered-table-cell table:number-columns-repeated="3"/>
          <table:table-cell office:value-type="string" table:number-columns-spanned="2" table:number-rows-spanned="1" table:style-name="ce177">
            <text:p>188 512 000<text:s text:c="3"/>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1A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Einlaufblech (M308)</text:p>
          </table:table-cell>
          <table:covered-table-cell table:number-columns-repeated="3"/>
          <table:table-cell office:value-type="string" table:number-columns-spanned="2" table:number-rows-spanned="1" table:style-name="ce177">
            <text:p>155 487 021<text:s text:c="3"/></text:p>
          </table:table-cell>
          <table:covered-table-cell/>
          <table:table-cell office:value-type="float" office:value="1" table:number-columns-spanned="2" table:number-rows-spanned="1" table:style-name="ce216">
            <text:p>1</text:p>
          </table:table-cell>
          <table:covered-table-cell/>
          <table:table-cell office:value-type="string" table:number-columns-spanned="2" table:number-rows-spanned="1" table:style-name="ce215">
            <text:p>1B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Schieber</text:p>
          </table:table-cell>
          <table:covered-table-cell table:number-columns-repeated="3"/>
          <table:table-cell office:value-type="string" table:number-columns-spanned="2" table:number-rows-spanned="1" table:style-name="ce177">
            <text:p>212 408 021<text:s text:c="3"/></text:p>
          </table:table-cell>
          <table:covered-table-cell/>
          <table:table-cell office:value-type="float" office:value="1" table:number-columns-spanned="2" table:number-rows-spanned="1" table:style-name="ce216">
            <text:p>1</text:p>
          </table:table-cell>
          <table:covered-table-cell/>
          <table:table-cell office:value-type="string" table:number-columns-spanned="2" table:number-rows-spanned="1" table:style-name="ce215">
            <text:p>1B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Kugellager (6007 LB) Rotor</text:p>
          </table:table-cell>
          <table:covered-table-cell table:number-columns-repeated="3"/>
          <table:table-cell table:number-columns-spanned="2" table:number-rows-spanned="1" table:style-name="ce177"/>
          <table:covered-table-cell/>
          <table:table-cell office:value-type="float" office:value="1" table:number-columns-spanned="2" table:number-rows-spanned="1" table:style-name="ce216">
            <text:p>1</text:p>
          </table:table-cell>
          <table:covered-table-cell/>
          <table:table-cell office:value-type="string" table:number-columns-spanned="2" table:number-rows-spanned="1" table:style-name="ce217">
            <text:p>Werkstatt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5"/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5"/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5"/>
          <table:covered-table-cell/>
          <table:table-cell table:style-name="ce55"/>
          <table:table-cell table:number-columns-repeated="16373"/>
        </table:table-row>
        <table:table-row table:number-rows-repeated="3" table:style-name="ro1">
          <table:table-cell table:number-columns-repeated="6" table:style-name="ce17"/>
          <table:table-cell table:style-name="ce74"/>
          <table:table-cell table:number-columns-repeated="4" table:style-name="ce18"/>
          <table:table-cell table:number-columns-repeated="16373" table:style-name="ce17"/>
        </table:table-row>
        <table:table-row table:style-name="ro1">
          <table:table-cell office:value-type="string" table:style-name="ce54">
            <text:p>Zusätzliche Arbeiten:</text:p>
          </table:table-cell>
          <table:table-cell table:number-columns-repeated="5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number-rows-repeated="5" table:style-name="ro9">
          <table:table-cell table:style-name="ce43"/>
          <table:table-cell table:number-columns-repeated="5" table:style-name="ce41"/>
          <table:table-cell table:style-name="ce71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6" table:style-name="ce80"/>
          <table:table-cell table:style-name="ce81"/>
          <table:table-cell table:number-columns-repeated="4" table:style-name="ce80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number-rows-repeated="8" table:style-name="ro1">
          <table:table-cell table:number-columns-repeated="6" table:style-name="ce17"/>
          <table:table-cell table:style-name="ce74"/>
          <table:table-cell table:number-columns-repeated="4" table:style-name="ce18"/>
          <table:table-cell table:number-columns-repeated="16373" table:style-name="ce17"/>
        </table:table-row>
        <table:table-row table:number-rows-repeated="15" table:style-name="ro1">
          <table:table-cell table:number-columns-repeated="6"/>
          <table:table-cell table:style-name="ce76"/>
          <table:table-cell table:number-columns-repeated="4" table:style-name="ce8"/>
          <table:table-cell table:number-columns-repeated="16373"/>
        </table:table-row>
        <table:table-row table:number-rows-repeated="8" table:style-name="ro1">
          <table:table-cell table:number-columns-repeated="7"/>
          <table:table-cell table:number-columns-repeated="4" table:style-name="ce8"/>
          <table:table-cell table:number-columns-repeated="16373"/>
        </table:table-row>
        <table:table-row table:number-rows-repeated="1048456" table:style-name="ro1">
          <table:table-cell table:number-columns-repeated="16384"/>
        </table:table-row>
        <table:named-expressions>
          <table:named-range table:name="X" table:cell-range-address="BPS_M7.$H$6" table:base-cell-address="BPS_M7.$A$1"/>
        </table:named-expressions>
      </table:table>
      <table:table table:name="BPS_1020" table:style-name="ta7">
        <table:table-column table:style-name="co1" table:number-columns-repeated="2" table:default-cell-style-name="ce1"/>
        <table:table-column table:style-name="co10" table:default-cell-style-name="ce1"/>
        <table:table-column table:style-name="co8" table:default-cell-style-name="ce1"/>
        <table:table-column table:style-name="co1" table:default-cell-style-name="ce1"/>
        <table:table-column table:style-name="co11" table:default-cell-style-name="ce1"/>
        <table:table-column table:style-name="co13" table:default-cell-style-name="ce76"/>
        <table:table-column table:style-name="co6" table:number-columns-repeated="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4">
            <text:p>Datum:</text:p>
          </table:table-cell>
          <table:table-cell table:number-columns-repeated="2" table:style-name="ce5"/>
          <table:table-cell office:value-type="string" table:number-columns-spanned="8" table:number-rows-spanned="1" table:style-name="ce159">
            <text:p>Bargeldgewerk: <text:s text:c="4"/>BPS 1020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string" table:style-name="ce95">
            <text:p>Wartungsfirma:</text:p>
          </table:table-cell>
          <table:table-cell table:number-columns-repeated="2" table:style-name="ce96"/>
          <table:table-cell office:value-type="string" table:number-columns-spanned="8" table:number-rows-spanned="1" table:style-name="ce208">
            <text:p>Servicetechniker: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 office:value-type="string" table:style-name="ce2">
            <text:p>Stunden:</text:p>
          </table:table-cell>
          <table:table-cell table:number-columns-repeated="2" table:style-name="ce3"/>
          <table:table-cell office:value-type="string" table:number-columns-spanned="8" table:number-rows-spanned="1" table:style-name="ce160">
            <text:p>Noten:</text:p>
          </table:table-cell>
          <table:covered-table-cell table:number-columns-repeated="7"/>
          <table:table-cell table:number-columns-repeated="16373"/>
        </table:table-row>
        <table:table-row table:style-name="ro3">
          <table:table-cell office:value-type="string" table:number-columns-spanned="6" table:number-rows-spanned="2" table:style-name="ce223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224">
            <text:p>Wartungshandbuch</text:p>
          </table:table-cell>
          <table:table-cell office:value-type="string" table:number-columns-spanned="1" table:number-rows-spanned="2" table:style-name="ce225">
            <text:p>in Ordnung</text:p>
          </table:table-cell>
          <table:table-cell office:value-type="string" table:number-columns-spanned="1" table:number-rows-spanned="2" table:style-name="ce225">
            <text:p>nicht in Ordnung</text:p>
          </table:table-cell>
          <table:table-cell office:value-type="string" table:number-columns-spanned="1" table:number-rows-spanned="2" table:style-name="ce226">
            <text:p>erledigt</text:p>
          </table:table-cell>
          <table:table-cell table:number-columns-spanned="1" table:number-rows-spanned="2" table:style-name="ce225"/>
          <table:table-cell table:number-columns-repeated="16373"/>
        </table:table-row>
        <table:table-row table:style-name="ro4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222">
            <text:p>Bei ausgeschalteter Maschine</text:p>
          </table:table-cell>
          <table:covered-table-cell table:number-columns-repeated="3"/>
          <table:table-cell table:style-name="ce9"/>
          <table:table-cell table:style-name="ce6"/>
          <table:table-cell table:style-name="ce67"/>
          <table:table-cell table:number-columns-repeated="4" table:style-name="ce7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Rundriemen im Eingabemodul tauschen<text:s/></text:p>
          </table:table-cell>
          <table:covered-table-cell table:number-columns-repeated="5"/>
          <table:table-cell office:value-type="string" table:style-name="ce97">
            <text:p>61</text:p>
          </table:table-cell>
          <table:table-cell table:number-columns-repeated="4" table:style-name="ce16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Rundriemen im OM, DM und SM prüfen</text:p>
          </table:table-cell>
          <table:covered-table-cell table:number-columns-repeated="5"/>
          <table:table-cell office:value-type="float" office:value="68" table:style-name="ce68">
            <text:p>68</text:p>
          </table:table-cell>
          <table:table-cell table:number-columns-repeated="4" table:style-name="ce16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Antriebsriemen prüfen</text:p>
          </table:table-cell>
          <table:covered-table-cell table:number-columns-repeated="5"/>
          <table:table-cell office:value-type="string" table:style-name="ce68">
            <text:p>74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Rotor und Vereinzlerwalze prüfen und reinigen</text:p>
          </table:table-cell>
          <table:covered-table-cell table:number-columns-repeated="5"/>
          <table:table-cell office:value-type="string" table:style-name="ce68">
            <text:p>57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Rotor und Stator der Rückhalteblock prüfen und reinigen</text:p>
          </table:table-cell>
          <table:covered-table-cell table:number-columns-repeated="5"/>
          <table:table-cell office:value-type="string" table:style-name="ce68">
            <text:p>59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BN-Eingabebereich prüfen</text:p>
          </table:table-cell>
          <table:covered-table-cell table:number-columns-repeated="5"/>
          <table:table-cell office:value-type="float" office:value="27" table:style-name="ce68">
            <text:p>27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Shredder prüfen</text:p>
          </table:table-cell>
          <table:covered-table-cell table:number-columns-repeated="5"/>
          <table:table-cell office:value-type="float" office:value="80" table:style-name="ce68">
            <text:p>80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Leitbleche und Weichenflügel im Shredderbereich prüfen</text:p>
          </table:table-cell>
          <table:covered-table-cell table:number-columns-repeated="5"/>
          <table:table-cell office:value-type="float" office:value="76" table:style-name="ce68">
            <text:p>76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Filtermatten der Lüfter reinigen</text:p>
          </table:table-cell>
          <table:covered-table-cell table:number-columns-repeated="5"/>
          <table:table-cell office:value-type="float" office:value="85" table:style-name="ce68">
            <text:p>85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77">
            <text:p>Warnzeichen prüfen</text:p>
          </table:table-cell>
          <table:covered-table-cell table:number-columns-repeated="5"/>
          <table:table-cell office:value-type="float" office:value="81" table:style-name="ce68">
            <text:p>81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77">
            <text:p>Staplerscheiben reinigen</text:p>
          </table:table-cell>
          <table:covered-table-cell table:number-columns-repeated="5"/>
          <table:table-cell office:value-type="float" office:value="56" table:style-name="ce68">
            <text:p>56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77">
            <text:p>Flachriemen reinig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3">
          <table:table-cell table:style-name="ce93"/>
          <table:table-cell table:number-columns-repeated="5" table:style-name="ce44"/>
          <table:table-cell table:style-name="ce69"/>
          <table:table-cell table:number-columns-repeated="16377" table:style-name="ce1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5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style-name="ce91"/>
          <table:table-cell table:number-columns-repeated="5" table:style-name="ce92"/>
          <table:table-cell table:style-name="ce71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6" table:style-name="ce52"/>
          <table:table-cell table:style-name="ce72"/>
          <table:table-cell table:number-columns-repeated="4" table:style-name="ce52"/>
          <table:table-cell table:number-columns-repeated="16373"/>
        </table:table-row>
        <table:table-row table:style-name="ro9">
          <table:table-cell table:style-name="ce94"/>
          <table:table-cell table:number-columns-repeated="5" table:style-name="ce48"/>
          <table:table-cell table:style-name="ce73"/>
          <table:table-cell table:number-columns-repeated="4" table:style-name="ce51"/>
          <table:table-cell table:number-columns-repeated="16373"/>
        </table:table-row>
        <table:table-row table:style-name="ro9">
          <table:table-cell table:number-columns-repeated="6" table:style-name="ce52"/>
          <table:table-cell table:style-name="ce72"/>
          <table:table-cell table:number-columns-repeated="4" table:style-name="ce52"/>
          <table:table-cell table:number-columns-repeated="16373"/>
        </table:table-row>
        <table:table-row table:style-name="ro9">
          <table:table-cell table:style-name="ce94"/>
          <table:table-cell table:number-columns-repeated="5" table:style-name="ce48"/>
          <table:table-cell table:style-name="ce73"/>
          <table:table-cell table:number-columns-repeated="4" table:style-name="ce50"/>
          <table:table-cell table:number-columns-repeated="16373"/>
        </table:table-row>
        <table:table-row table:number-rows-repeated="3" table:style-name="ro9">
          <table:table-cell table:style-name="ce93"/>
          <table:table-cell table:number-columns-repeated="5" table:style-name="ce44"/>
          <table:table-cell table:style-name="ce69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2">
          <table:table-cell office:value-type="string" table:style-name="ce84">
            <text:p>Bei eingeschalteter Maschine</text:p>
          </table:table-cell>
          <table:table-cell table:style-name="ce84"/>
          <table:table-cell table:number-columns-repeated="4" table:style-name="ce83"/>
          <table:table-cell table:style-name="ce79"/>
          <table:table-cell table:number-columns-repeated="4" table:style-name="ce85"/>
          <table:table-cell table:number-columns-repeated="16373" table:style-name="ce78"/>
        </table:table-row>
        <table:table-row table:style-name="ro23">
          <table:table-cell office:value-type="string" table:number-columns-spanned="6" table:number-rows-spanned="2" table:style-name="ce219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168">
            <text:p>Wartungshandbuch</text:p>
          </table:table-cell>
          <table:table-cell office:value-type="string" table:number-columns-spanned="1" table:number-rows-spanned="2" table:style-name="ce115">
            <text:p>in Ordnung</text:p>
          </table:table-cell>
          <table:table-cell office:value-type="string" table:number-columns-spanned="1" table:number-rows-spanned="2" table:style-name="ce115">
            <text:p>nicht in Ordnung</text:p>
          </table:table-cell>
          <table:table-cell office:value-type="string" table:number-columns-spanned="1" table:number-rows-spanned="2" table:style-name="ce110">
            <text:p>erledigt</text:p>
          </table:table-cell>
          <table:table-cell table:number-columns-spanned="1" table:number-rows-spanned="2" table:style-name="ce115"/>
          <table:table-cell table:number-columns-repeated="16373"/>
        </table:table-row>
        <table:table-row table:style-name="ro41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Shredder - Sicherheitsbereich prüf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Luftleitplatte und Reflextaster prüfen</text:p>
          </table:table-cell>
          <table:covered-table-cell table:number-columns-repeated="5"/>
          <table:table-cell office:value-type="float" office:value="89" table:style-name="ce68">
            <text:p>89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Unterdrucksystem prüf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9">
          <table:table-cell office:value-type="string" table:number-columns-spanned="6" table:number-rows-spanned="1" table:style-name="ce121">
            <text:p>Lüfter prüfen</text:p>
          </table:table-cell>
          <table:covered-table-cell table:number-columns-repeated="5"/>
          <table:table-cell office:value-type="float" office:value="88" table:style-name="ce68">
            <text:p>88</text:p>
          </table:table-cell>
          <table:table-cell table:number-columns-repeated="4" table:style-name="ce77"/>
          <table:table-cell table:number-columns-repeated="16373" table:style-name="ce78"/>
        </table:table-row>
        <table:table-row table:style-name="ro3">
          <table:table-cell table:style-name="ce93"/>
          <table:table-cell table:number-columns-repeated="5" table:style-name="ce44"/>
          <table:table-cell table:style-name="ce69"/>
          <table:table-cell table:number-columns-repeated="16377" table:style-name="ce1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5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style-name="ce91"/>
          <table:table-cell table:number-columns-repeated="5" table:style-name="ce92"/>
          <table:table-cell table:style-name="ce71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6" table:style-name="ce80"/>
          <table:table-cell table:style-name="ce81"/>
          <table:table-cell table:number-columns-repeated="4" table:style-name="ce80"/>
          <table:table-cell table:number-columns-repeated="16373"/>
        </table:table-row>
        <table:table-row table:style-name="ro1">
          <table:table-cell table:number-columns-repeated="6" table:style-name="ce17"/>
          <table:table-cell table:style-name="ce74"/>
          <table:table-cell table:number-columns-repeated="4" table:style-name="ce18"/>
          <table:table-cell table:number-columns-repeated="16373" table:style-name="ce17"/>
        </table:table-row>
        <table:table-row table:style-name="ro2">
          <table:table-cell office:value-type="string" table:style-name="ce86">
            <text:p>Bei laufender Maschine</text:p>
          </table:table-cell>
          <table:table-cell table:number-columns-repeated="3" table:style-name="ce21"/>
          <table:table-cell table:style-name="ce87"/>
          <table:table-cell table:style-name="ce21"/>
          <table:table-cell table:style-name="ce75"/>
          <table:table-cell table:number-columns-repeated="4" table:style-name="ce88"/>
          <table:table-cell table:number-columns-repeated="16373" table:style-name="ce78"/>
        </table:table-row>
        <table:table-row table:style-name="ro23">
          <table:table-cell office:value-type="string" table:number-columns-spanned="6" table:number-rows-spanned="2" table:style-name="ce219">
            <text:p>Achtung: Arbeiten nur ausführen, wenn keine Werte vorhanden sind.</text:p>
            <text:p/>
            <text:p/>
          </table:table-cell>
          <table:covered-table-cell table:number-columns-repeated="5"/>
          <table:table-cell office:value-type="string" table:number-columns-spanned="1" table:number-rows-spanned="2" table:style-name="ce168">
            <text:p>Wartungshandbuch</text:p>
          </table:table-cell>
          <table:table-cell office:value-type="string" table:number-columns-spanned="1" table:number-rows-spanned="2" table:style-name="ce115">
            <text:p>in Ordnung</text:p>
          </table:table-cell>
          <table:table-cell office:value-type="string" table:number-columns-spanned="1" table:number-rows-spanned="2" table:style-name="ce115">
            <text:p>nicht in Ordnung</text:p>
          </table:table-cell>
          <table:table-cell office:value-type="string" table:number-columns-spanned="1" table:number-rows-spanned="2" table:style-name="ce110">
            <text:p>erledigt</text:p>
          </table:table-cell>
          <table:table-cell table:number-columns-spanned="1" table:number-rows-spanned="2" table:style-name="ce115"/>
          <table:table-cell table:number-columns-repeated="16373"/>
        </table:table-row>
        <table:table-row table:style-name="ro41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Rundriemen auf Gleichlauf überprüf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89"/>
          <table:table-cell table:number-columns-repeated="16373" table:style-name="ce28"/>
        </table:table-row>
        <table:table-row table:style-name="ro9">
          <table:table-cell office:value-type="string" table:number-columns-spanned="6" table:number-rows-spanned="1" table:style-name="ce121">
            <text:p>Transport- und Antriebsrollen prüfen</text:p>
          </table:table-cell>
          <table:covered-table-cell table:number-columns-repeated="5"/>
          <table:table-cell office:value-type="float" office:value="93" table:style-name="ce68">
            <text:p>93</text:p>
          </table:table-cell>
          <table:table-cell table:number-columns-repeated="4" table:style-name="ce90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Banderolendruckköpfe und Farbbänder prüfen</text:p>
          </table:table-cell>
          <table:covered-table-cell table:number-columns-repeated="5"/>
          <table:table-cell office:value-type="float" office:value="96" table:style-name="ce68">
            <text:p>96</text:p>
          </table:table-cell>
          <table:table-cell table:number-columns-repeated="4" table:style-name="ce90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Banderolierungsvorgang prüfen</text:p>
          </table:table-cell>
          <table:covered-table-cell table:number-columns-repeated="5"/>
          <table:table-cell office:value-type="string" table:style-name="ce68">
            <text:p>x</text:p>
          </table:table-cell>
          <table:table-cell table:number-columns-repeated="4" table:style-name="ce90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Shredder- Saugluftüberwachung prüfen</text:p>
          </table:table-cell>
          <table:covered-table-cell table:number-columns-repeated="5"/>
          <table:table-cell office:value-type="float" office:value="124" table:style-name="ce68">
            <text:p>124</text:p>
          </table:table-cell>
          <table:table-cell table:number-columns-repeated="4" table:style-name="ce90"/>
          <table:table-cell table:number-columns-repeated="16373"/>
        </table:table-row>
        <table:table-row table:style-name="ro9">
          <table:table-cell office:value-type="string" table:number-columns-spanned="6" table:number-rows-spanned="1" table:style-name="ce121">
            <text:p>Sicherheitseinrichtung prüfen</text:p>
          </table:table-cell>
          <table:covered-table-cell table:number-columns-repeated="5"/>
          <table:table-cell office:value-type="float" office:value="91" table:style-name="ce68">
            <text:p>91</text:p>
          </table:table-cell>
          <table:table-cell table:number-columns-repeated="4" table:style-name="ce90"/>
          <table:table-cell table:number-columns-repeated="16373"/>
        </table:table-row>
        <table:table-row table:style-name="ro1">
          <table:table-cell table:number-columns-repeated="6" table:style-name="ce17"/>
          <table:table-cell table:style-name="ce74"/>
          <table:table-cell table:number-columns-repeated="4" table:style-name="ce18"/>
          <table:table-cell table:number-columns-repeated="16373" table:style-name="ce17"/>
        </table:table-row>
        <table:table-row table:style-name="ro1">
          <table:table-cell office:value-type="string" table:style-name="ce54">
            <text:p>Bemerkungen:</text:p>
          </table:table-cell>
          <table:table-cell table:number-columns-repeated="5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style-name="ce91"/>
          <table:table-cell table:number-columns-repeated="5" table:style-name="ce92"/>
          <table:table-cell table:style-name="ce71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6" table:style-name="ce80"/>
          <table:table-cell table:style-name="ce81"/>
          <table:table-cell table:number-columns-repeated="4" table:style-name="ce80"/>
          <table:table-cell table:number-columns-repeated="16373"/>
        </table:table-row>
        <table:table-row table:style-name="ro9">
          <table:table-cell table:style-name="ce93"/>
          <table:table-cell table:number-columns-repeated="5" table:style-name="ce44"/>
          <table:table-cell table:style-name="ce69"/>
          <table:table-cell table:number-columns-repeated="4" table:style-name="ce47"/>
          <table:table-cell table:number-columns-repeated="16373"/>
        </table:table-row>
        <table:table-row table:style-name="ro2">
          <table:table-cell office:value-type="string" table:style-name="ce86">
            <text:p>Benötigte Artikel</text:p>
          </table:table-cell>
          <table:table-cell table:number-columns-repeated="3" table:style-name="ce21"/>
          <table:table-cell table:style-name="ce87"/>
          <table:table-cell table:style-name="ce21"/>
          <table:table-cell table:style-name="ce75"/>
          <table:table-cell table:number-columns-repeated="4" table:style-name="ce88"/>
          <table:table-cell table:number-columns-repeated="16373" table:style-name="ce78"/>
        </table:table-row>
        <table:table-row table:style-name="ro23">
          <table:table-cell office:value-type="string" table:number-columns-spanned="6" table:number-rows-spanned="2" table:style-name="ce221">
            <text:p>Artikel <text:s text:c="71"/>Artikelnummer</text:p>
          </table:table-cell>
          <table:covered-table-cell table:number-columns-repeated="5"/>
          <table:table-cell office:value-type="string" table:number-columns-spanned="2" table:number-rows-spanned="2" table:style-name="ce220">
            <text:p>Anzahl</text:p>
          </table:table-cell>
          <table:covered-table-cell/>
          <table:table-cell office:value-type="string" table:number-columns-spanned="2" table:number-rows-spanned="2" table:style-name="ce110">
            <text:p>Lagerort</text:p>
          </table:table-cell>
          <table:covered-table-cell/>
          <table:table-cell table:number-columns-spanned="1" table:number-rows-spanned="2" table:style-name="ce115"/>
          <table:table-cell table:number-columns-repeated="16373"/>
        </table:table-row>
        <table:table-row table:style-name="ro42"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2842 (M276)</text:p>
          </table:table-cell>
          <table:covered-table-cell table:number-columns-repeated="3"/>
          <table:table-cell office:value-type="string" table:number-columns-spanned="2" table:number-rows-spanned="1" table:style-name="ce121">
            <text:p>179 720 001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8">
            <text:p>3 G04</text:p>
          </table:table-cell>
          <table:covered-table-cell/>
          <table:table-cell table:style-name="ce82"/>
          <table:table-cell table:number-columns-repeated="16373" table:style-name="ce28"/>
        </table:table-row>
        <table:table-row table:style-name="ro9">
          <table:table-cell office:value-type="string" table:number-columns-spanned="4" table:number-rows-spanned="1" table:style-name="ce121">
            <text:p>Rundriemen L = 2510</text:p>
          </table:table-cell>
          <table:covered-table-cell table:number-columns-repeated="3"/>
          <table:table-cell office:value-type="string" table:number-columns-spanned="2" table:number-rows-spanned="1" table:style-name="ce177">
            <text:p>146 605 001</text:p>
          </table:table-cell>
          <table:covered-table-cell/>
          <table:table-cell office:value-type="float" office:value="2" table:number-columns-spanned="2" table:number-rows-spanned="1" table:style-name="ce216">
            <text:p>2</text:p>
          </table:table-cell>
          <table:covered-table-cell/>
          <table:table-cell office:value-type="string" table:number-columns-spanned="2" table:number-rows-spanned="1" table:style-name="ce215">
            <text:p>3 H01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2233 (M274)</text:p>
          </table:table-cell>
          <table:covered-table-cell table:number-columns-repeated="3"/>
          <table:table-cell office:value-type="string" table:number-columns-spanned="2" table:number-rows-spanned="1" table:style-name="ce177">
            <text:p>179 718 001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3 G02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1707 (M275)</text:p>
          </table:table-cell>
          <table:covered-table-cell table:number-columns-repeated="3"/>
          <table:table-cell office:value-type="string" table:number-columns-spanned="2" table:number-rows-spanned="1" table:style-name="ce177">
            <text:p>179 719 001</text:p>
          </table:table-cell>
          <table:covered-table-cell/>
          <table:table-cell office:value-type="float" office:value="2" table:number-columns-spanned="2" table:number-rows-spanned="1" table:style-name="ce216">
            <text:p>2</text:p>
          </table:table-cell>
          <table:covered-table-cell/>
          <table:table-cell office:value-type="string" table:number-columns-spanned="2" table:number-rows-spanned="1" table:style-name="ce215">
            <text:p>3 G01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248 (M279)</text:p>
          </table:table-cell>
          <table:covered-table-cell table:number-columns-repeated="3"/>
          <table:table-cell office:value-type="string" table:number-columns-spanned="2" table:number-rows-spanned="1" table:style-name="ce177">
            <text:p>156 537 011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3 F02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Rundriemen L = 236 (M269)</text:p>
          </table:table-cell>
          <table:covered-table-cell table:number-columns-repeated="3"/>
          <table:table-cell office:value-type="string" table:number-columns-spanned="2" table:number-rows-spanned="1" table:style-name="ce177">
            <text:p>174 264 011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3 F03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Klemmrollen</text:p>
          </table:table-cell>
          <table:covered-table-cell table:number-columns-repeated="3"/>
          <table:table-cell office:value-type="string" table:number-columns-spanned="2" table:number-rows-spanned="1" table:style-name="ce177">
            <text:p>272 900 001</text:p>
          </table:table-cell>
          <table:covered-table-cell/>
          <table:table-cell office:value-type="float" office:value="2" table:number-columns-spanned="2" table:number-rows-spanned="1" table:style-name="ce216">
            <text:p>2</text:p>
          </table:table-cell>
          <table:covered-table-cell/>
          <table:table-cell office:value-type="string" table:number-columns-spanned="2" table:number-rows-spanned="1" table:style-name="ce215">
            <text:p>1 E06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office:value-type="string" table:number-columns-spanned="4" table:number-rows-spanned="1" table:style-name="ce121">
            <text:p>Kugellager 6001-2RSH</text:p>
          </table:table-cell>
          <table:covered-table-cell table:number-columns-repeated="3"/>
          <table:table-cell office:value-type="string" table:number-columns-spanned="2" table:number-rows-spanned="1" table:style-name="ce177">
            <text:p>188 512 000</text:p>
          </table:table-cell>
          <table:covered-table-cell/>
          <table:table-cell office:value-type="float" office:value="3" table:number-columns-spanned="2" table:number-rows-spanned="1" table:style-name="ce216">
            <text:p>3</text:p>
          </table:table-cell>
          <table:covered-table-cell/>
          <table:table-cell office:value-type="string" table:number-columns-spanned="2" table:number-rows-spanned="1" table:style-name="ce215">
            <text:p>1 E12</text:p>
          </table:table-cell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5"/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5"/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5"/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7"/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5"/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5"/>
          <table:covered-table-cell/>
          <table:table-cell table:style-name="ce55"/>
          <table:table-cell table:number-columns-repeated="16373"/>
        </table:table-row>
        <table:table-row table:style-name="ro9">
          <table:table-cell table:number-columns-spanned="4" table:number-rows-spanned="1" table:style-name="ce121"/>
          <table:covered-table-cell table:number-columns-repeated="3"/>
          <table:table-cell table:number-columns-spanned="2" table:number-rows-spanned="1" table:style-name="ce177"/>
          <table:covered-table-cell/>
          <table:table-cell table:number-columns-spanned="2" table:number-rows-spanned="1" table:style-name="ce216"/>
          <table:covered-table-cell/>
          <table:table-cell table:number-columns-spanned="2" table:number-rows-spanned="1" table:style-name="ce215"/>
          <table:covered-table-cell/>
          <table:table-cell table:style-name="ce55"/>
          <table:table-cell table:number-columns-repeated="16373"/>
        </table:table-row>
        <table:table-row table:number-rows-repeated="3" table:style-name="ro1">
          <table:table-cell table:number-columns-repeated="6" table:style-name="ce17"/>
          <table:table-cell table:style-name="ce74"/>
          <table:table-cell table:number-columns-repeated="4" table:style-name="ce18"/>
          <table:table-cell table:number-columns-repeated="16373" table:style-name="ce17"/>
        </table:table-row>
        <table:table-row table:style-name="ro1">
          <table:table-cell office:value-type="string" table:style-name="ce54">
            <text:p>Zusätzliche Arbeiten:</text:p>
          </table:table-cell>
          <table:table-cell table:number-columns-repeated="5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number-rows-repeated="6" table:style-name="ro9">
          <table:table-cell table:style-name="ce91"/>
          <table:table-cell table:number-columns-repeated="5" table:style-name="ce92"/>
          <table:table-cell table:style-name="ce71"/>
          <table:table-cell table:number-columns-repeated="4" table:style-name="ce52"/>
          <table:table-cell table:number-columns-repeated="16373"/>
        </table:table-row>
        <table:table-row table:style-name="ro9">
          <table:table-cell table:number-columns-repeated="6" table:style-name="ce80"/>
          <table:table-cell table:style-name="ce81"/>
          <table:table-cell table:number-columns-repeated="4" table:style-name="ce80"/>
          <table:table-cell table:number-columns-repeated="16373"/>
        </table:table-row>
        <table:table-row table:style-name="ro9">
          <table:table-cell table:number-columns-repeated="6" table:style-name="ce35"/>
          <table:table-cell table:style-name="ce70"/>
          <table:table-cell table:number-columns-repeated="4" table:style-name="ce35"/>
          <table:table-cell table:number-columns-repeated="16373"/>
        </table:table-row>
        <table:table-row table:number-rows-repeated="8" table:style-name="ro1">
          <table:table-cell table:number-columns-repeated="6" table:style-name="ce17"/>
          <table:table-cell table:style-name="ce74"/>
          <table:table-cell table:number-columns-repeated="4" table:style-name="ce18"/>
          <table:table-cell table:number-columns-repeated="16373" table:style-name="ce17"/>
        </table:table-row>
        <table:table-row table:number-rows-repeated="15" table:style-name="ro1">
          <table:table-cell table:number-columns-repeated="6"/>
          <table:table-cell table:style-name="ce76"/>
          <table:table-cell table:number-columns-repeated="4" table:style-name="ce8"/>
          <table:table-cell table:number-columns-repeated="16373"/>
        </table:table-row>
        <table:table-row table:number-rows-repeated="8" table:style-name="ro1">
          <table:table-cell table:number-columns-repeated="7"/>
          <table:table-cell table:number-columns-repeated="4" table:style-name="ce8"/>
          <table:table-cell table:number-columns-repeated="16373"/>
        </table:table-row>
        <table:table-row table:number-rows-repeated="1048456" table:style-name="ro1">
          <table:table-cell table:number-columns-repeated="16384"/>
        </table:table-row>
        <table:named-expressions>
          <table:named-range table:name="X" table:cell-range-address="BPS_1020.$H$7" table:base-cell-address="BPS_1020.$A$1"/>
        </table:named-expressions>
      </table:table>
      <table:named-expressions>
        <table:named-range table:name="X" table:cell-range-address="NPL.$H$6" table:base-cell-address="NP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7">
      <number:fraction number:min-integer-digits="0" number:min-numerator-digits="1" number:min-denominator-digits="1" number:max-denominator-value="9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9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94488188976378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2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3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4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5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6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  <style:style style:name="T7" style:family="text">
      <style:text-properties fo:color="#000000" style:font-name="Arial" style:font-name-asian="Arial" style:font-name-complex="Arial" fo:font-size="14pt" style:font-size-asian="14pt" style:font-size-complex="14pt" style:font-family-generic="swiss"/>
    </style:style>
  </office:automatic-styles>
  <office:master-styles>
    <style:master-page style:name="mp1" style:page-layout-name="pm1">
      <style:header>
        <style:region-center>
          <text:p/>
          <text:p/>
          <text:p><text:span text:style-name="T1">Wartungscheckliste</text:span><text:span text:style-name="T1"> </text:span><text:span text:style-name="T1">MUVE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s/>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2" style:page-layout-name="pm1">
      <style:header>
        <style:region-center>
          <text:p/>
          <text:p/>
          <text:p><text:span text:style-name="T2">Wartungscheckliste</text:span><text:span text:style-name="T2"> </text:span><text:span text:style-name="T2">MUVE</text:span></text:p>
        </style:region-center>
        <style:region-right>
          <text:p/>
        </style:region-right>
      </style:header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>
        <style:region-center>
          <text:p/>
          <text:p/>
          <text:p><text:span text:style-name="T3">Wartungscheckliste</text:span><text:span text:style-name="T3"> </text:span><text:span text:style-name="T3">MUVE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4" style:page-layout-name="pm2">
      <style:header>
        <style:region-center>
          <text:p/>
          <text:p/>
          <text:p><text:span text:style-name="T4">Wartungscheckliste</text:span><text:span text:style-name="T4"> </text:span><text:span text:style-name="T4">MUVE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5" style:page-layout-name="pm2">
      <style:header>
        <style:region-center>
          <text:p/>
          <text:p/>
          <text:p><text:span text:style-name="T5">Wartungscheckliste</text:span><text:span text:style-name="T5"> </text:span><text:span text:style-name="T5">NPL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6" style:page-layout-name="pm1">
      <style:header>
        <style:region-center>
          <text:p/>
          <text:p><text:span text:style-name="T6">Wartungscheckliste</text:span><text:span text:style-name="T6"> </text:span><text:span text:style-name="T6">BPS</text:span><text:span text:style-name="T6"> </text:span><text:span text:style-name="T6">M7</text:span><text:span text:style-name="T6"> </text:span><text:span text:style-name="T6"><text:s text:c="90"/></text:span><text:span text:style-name="T6">500</text:span><text:span text:style-name="T6"> </text:span><text:span text:style-name="T6">und</text:span><text:span text:style-name="T6"> </text:span><text:span text:style-name="T6">1000</text:span><text:span text:style-name="T6"> </text:span><text:span text:style-name="T6">Stunden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  <style:master-page style:name="mp7" style:page-layout-name="pm1">
      <style:header>
        <style:region-center>
          <text:p/>
          <text:p><text:span text:style-name="T7">Wartungscheckliste</text:span><text:span text:style-name="T7"> </text:span><text:span text:style-name="T7">BPS</text:span><text:span text:style-name="T7"> </text:span><text:span text:style-name="T7">1020</text:span><text:span text:style-name="T7"> </text:span><text:span text:style-name="T7"><text:s text:c="90"/></text:span><text:span text:style-name="T7">500</text:span><text:span text:style-name="T7"> </text:span><text:span text:style-name="T7">und</text:span><text:span text:style-name="T7"> </text:span><text:span text:style-name="T7">1000</text:span><text:span text:style-name="T7"> </text:span><text:span text:style-name="T7">Stunden</text:span></text:p>
        </style:region-center>
        <style:region-right>
          <text:p/>
        </style:region-right>
      </style:header>
      <style:header-left style:display="false"/>
      <style:header-first/>
      <style:footer>
        <style:region-left>
          <text:p>Version 1.0</text:p>
        </style:region-left>
        <style:region-center>
          <text:p>Seite <text:page-number>1</text:page-number><text:s/>/<text:page-count>99</text:page-count></text:p>
        </style:region-center>
        <style:region-right>
          <text:p><text:date>???</text:date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title>Anlage Checkliste Wartungsarbeiten</dc:title>
    <meta:initial-creator>Bärtschi Thomas</meta:initial-creator>
    <dc:creator>Stefan Steiger</dc:creator>
    <meta:creation-date>2020-10-13T13:16:32Z</meta:creation-date>
    <dc:date>2021-12-18T09:42:43Z</dc:date>
    <meta:print-date>2021-08-09T06:32:11Z</meta:print-date>
    <meta:editing-duration>PT0S</meta:editing-duration>
    <meta:user-defined meta:name="ContentTypeId">0x01010037F1E58E672317419A126047FFC16CA1</meta:user-defined>
  </office:meta>
</office:document-meta>
</file>